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Cambria" svg:font-family="Cambria"/>
    <style:font-face style:name="Cambria1" svg:font-family="Cambri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imSun" svg:font-family="SimSun" style:font-pitch="variable"/>
    <style:font-face style:name="SimSun1" svg:font-family="SimSun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000000" loext:decorative="false"/>
    </style:style>
    <style:style style:name="gr6" style:family="graphic" style:parent-style-name="standard">
      <style:graphic-properties draw:stroke="none" draw:fill="solid" draw:fill-color="#ffffff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7cm" fo:min-width="0.477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0000ff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8pt" style:font-size-asian="18pt" style:font-size-complex="18pt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none"/>
      <style:text-properties fo:font-size="16pt" style:font-size-asian="16pt" style:font-size-complex="16pt"/>
    </style:style>
    <style:style style:name="P9" style:family="paragraph">
      <loext:graphic-properties draw:fill="none"/>
      <style:text-properties fo:font-size="13.5pt" style:font-size-asian="13.5pt" style:font-size-complex="13.5pt"/>
    </style:style>
    <style:style style:name="P10" style:family="paragraph">
      <loext:graphic-properties draw:fill="solid" draw:fill-color="#0000ff"/>
    </style:style>
    <style:style style:name="T1" style:family="text">
      <style:text-properties fo:color="#000000" loext:opacity="100%"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T2" style:family="text">
      <style:text-properties fo:color="#000000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style:style style:name="T3" style:family="text">
      <style:text-properties fo:color="#000000" loext:opacity="100%" style:font-name="Calibri" fo:font-size="14.1000003814697pt" fo:font-weight="bold" style:font-name-asian="Calibri" style:font-size-asian="14.1000003814697pt" style:font-weight-asian="bold" style:font-name-complex="Calibri" style:font-size-complex="14.1000003814697pt" style:font-weight-complex="bold"/>
    </style:style>
    <style:style style:name="T4" style:family="text">
      <style:text-properties fo:color="#000000" loext:opacity="100%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5" style:family="text">
      <style:text-properties fo:color="#000000" loext:opacity="100%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6" style:family="text">
      <style:text-properties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7" style:family="text">
      <style:text-properties fo:color="#000000" loext:opacity="100%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T8" style:family="text">
      <style:text-properties fo:color="#000000" loext:opacity="100%"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9" style:family="text">
      <style:text-properties fo:color="#000000" loext:opacity="100%" style:font-name="Times New Roman1" fo:font-size="11.1000003814697pt" fo:font-weight="bold" style:font-name-asian="Times New Roman1" style:font-size-asian="11.1000003814697pt" style:font-weight-asian="bold" style:font-name-complex="Times New Roman1" style:font-size-complex="11.1000003814697pt" style:font-weight-complex="bold"/>
    </style:style>
    <style:style style:name="T10" style:family="text">
      <style:text-properties fo:color="#000000" loext:opacity="100%" style:font-name="Cambria" fo:font-size="12pt" fo:font-weight="normal" style:font-name-asian="Cambria" style:font-size-asian="12pt" style:font-weight-asian="normal" style:font-name-complex="Cambria" style:font-size-complex="12pt" style:font-weight-complex="normal"/>
    </style:style>
    <style:style style:name="T11" style:family="text">
      <style:text-properties fo:color="#000000" loext:opacity="100%" style:font-name="Cambria" fo:font-size="11.1000003814697pt" fo:font-weight="normal" style:font-name-asian="Cambria" style:font-size-asian="11.1000003814697pt" style:font-weight-asian="normal" style:font-name-complex="Cambria" style:font-size-complex="11.1000003814697pt" style:font-weight-complex="normal"/>
    </style:style>
    <style:style style:name="T12" style:family="text">
      <style:text-properties fo:color="#000000" loext:opacity="100%"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T13" style:family="text">
      <style:text-properties fo:color="#000000" loext:opacity="100%" style:font-name="Cambria" fo:font-size="14.1000003814697pt" fo:font-weight="bold" style:font-name-asian="Cambria" style:font-size-asian="14.1000003814697pt" style:font-weight-asian="bold" style:font-name-complex="Cambria" style:font-size-complex="14.1000003814697pt" style:font-weight-complex="bold"/>
    </style:style>
    <style:style style:name="T14" style:family="text">
      <style:text-properties fo:color="#000000" loext:opacity="100%" style:font-name="Cambria" fo:font-size="16pt" fo:font-weight="bold" style:font-name-asian="Cambria" style:font-size-asian="16pt" style:font-weight-asian="bold" style:font-name-complex="Cambria" style:font-size-complex="16pt" style:font-weight-complex="bold"/>
    </style:style>
    <style:style style:name="T15" style:family="text">
      <style:text-properties fo:color="#000000" loext:opacity="100%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T16" style:family="text">
      <style:text-properties fo:color="#000000" loext:opacity="100%" style:font-name="SimSun1" fo:font-size="13.5pt" fo:font-weight="normal" style:font-name-asian="SimSun1" style:font-size-asian="13.5pt" style:font-weight-asian="normal" style:font-name-complex="SimSun1" style:font-size-complex="13.5pt" style:font-weight-complex="normal"/>
    </style:style>
    <style:style style:name="T17" style:family="text">
      <style:text-properties fo:color="#000000" loext:opacity="100%"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8" style:family="text">
      <style:text-properties fo:color="#000000" loext:opacity="100%" style:font-name="Times New Roman1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T19" style:family="text">
      <style:text-properties fo:color="#0000ff" loext:opacity="100%"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649cm" svg:height="0.64cm" svg:x="8.134cm" svg:y="2.746cm">
          <draw:text-box>
            <text:p text:style-name="P1"><text:span text:style-name="T1">Project Design Phase </text:span></text:p>
          </draw:text-box>
        </draw:frame>
        <draw:frame draw:style-name="gr2" draw:text-style-name="P3" draw:layer="layout" svg:width="0.388cm" svg:height="0.39cm" svg:x="13.79cm" svg:y="2.9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8.642cm" svg:height="0.64cm" svg:x="6.643cm" svg:y="3.584cm">
          <draw:text-box>
            <text:p text:style-name="P1"><text:span text:style-name="T1">Problem – Solution Fit Template </text:span></text:p>
          </draw:text-box>
        </draw:frame>
        <draw:frame draw:style-name="gr2" draw:text-style-name="P3" draw:layer="layout" svg:width="0.388cm" svg:height="0.39cm" svg:x="15.281cm" svg:y="3.768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94cm" svg:height="0.497cm" svg:x="8.824cm" svg:y="4.73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39cm" svg:x="8.934cm" svg:y="4.818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916cm" svg:height="0.425cm" svg:x="2.774cm" svg:y="5.453cm">
          <draw:text-box>
            <text:p text:style-name="P1"><text:span text:style-name="T4">Date </text:span></text:p>
          </draw:text-box>
        </draw:frame>
        <draw:frame draw:style-name="gr2" draw:text-style-name="P3" draw:layer="layout" svg:width="0.388cm" svg:height="0.39cm" svg:x="3.684cm" svg:y="5.479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422cm" svg:height="0.475cm" svg:x="7.313cm" svg:y="5.388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2.385cm" svg:height="0.425cm" svg:x="7.431cm" svg:y="5.453cm">
          <draw:text-box>
            <text:p text:style-name="P1"><text:span text:style-name="T4">07 NOV 2025 </text:span></text:p>
          </draw:text-box>
        </draw:frame>
        <draw:polygon draw:style-name="gr5" draw:text-style-name="P6" draw:layer="layout" svg:width="0.016cm" svg:height="0.114cm" svg:x="2.562cm" svg:y="5.258cm" svg:viewBox="0 0 17 115" draw:points="0,115 17,115 17,0 0,0">
          <text:p/>
        </draw:polygon>
        <draw:polygon draw:style-name="gr5" draw:text-style-name="P6" draw:layer="layout" svg:width="0.016cm" svg:height="0.017cm" svg:x="2.562cm" svg:y="5.258cm" svg:viewBox="0 0 17 18" draw:points="0,18 17,18 17,0 0,0">
          <text:p/>
        </draw:polygon>
        <draw:polygon draw:style-name="gr5" draw:text-style-name="P6" draw:layer="layout" svg:width="4.518cm" svg:height="0.017cm" svg:x="2.578cm" svg:y="5.258cm" svg:viewBox="0 0 4519 18" draw:points="0,18 4519,18 4519,0 0,0">
          <text:p/>
        </draw:polygon>
        <draw:polygon draw:style-name="gr5" draw:text-style-name="P6" draw:layer="layout" svg:width="0.017cm" svg:height="0.097cm" svg:x="7.096cm" svg:y="5.275cm" svg:viewBox="0 0 18 98" draw:points="0,98 18,98 18,0 0,0">
          <text:p/>
        </draw:polygon>
        <draw:polygon draw:style-name="gr5" draw:text-style-name="P6" draw:layer="layout" svg:width="0.017cm" svg:height="0.017cm" svg:x="7.096cm" svg:y="5.258cm" svg:viewBox="0 0 18 18" draw:points="0,18 18,18 18,0 0,0">
          <text:p/>
        </draw:polygon>
        <draw:polygon draw:style-name="gr5" draw:text-style-name="P6" draw:layer="layout" svg:width="11.978cm" svg:height="0.017cm" svg:x="7.113cm" svg:y="5.258cm" svg:viewBox="0 0 11979 18" draw:points="0,18 11979,18 11979,0 0,0">
          <text:p/>
        </draw:polygon>
        <draw:polygon draw:style-name="gr5" draw:text-style-name="P6" draw:layer="layout" svg:width="0.017cm" svg:height="0.114cm" svg:x="19.091cm" svg:y="5.258cm" svg:viewBox="0 0 18 115" draw:points="0,115 18,115 18,0 0,0">
          <text:p/>
        </draw:polygon>
        <draw:polygon draw:style-name="gr5" draw:text-style-name="P6" draw:layer="layout" svg:width="0.017cm" svg:height="0.017cm" svg:x="19.091cm" svg:y="5.258cm" svg:viewBox="0 0 18 18" draw:points="0,18 18,18 18,0 0,0">
          <text:p/>
        </draw:polygon>
        <draw:polygon draw:style-name="gr5" draw:text-style-name="P6" draw:layer="layout" svg:width="0.016cm" svg:height="0.855cm" svg:x="2.562cm" svg:y="5.372cm" svg:viewBox="0 0 17 856" draw:points="0,856 17,856 17,0 0,0">
          <text:p/>
        </draw:polygon>
        <draw:polygon draw:style-name="gr5" draw:text-style-name="P6" draw:layer="layout" svg:width="0.017cm" svg:height="0.855cm" svg:x="7.096cm" svg:y="5.372cm" svg:viewBox="0 0 18 856" draw:points="0,856 18,856 18,0 0,0">
          <text:p/>
        </draw:polygon>
        <draw:polygon draw:style-name="gr5" draw:text-style-name="P6" draw:layer="layout" svg:width="0.017cm" svg:height="0.855cm" svg:x="19.091cm" svg:y="5.372cm" svg:viewBox="0 0 18 856" draw:points="0,856 18,856 18,0 0,0">
          <text:p/>
        </draw:polygon>
        <draw:frame draw:style-name="gr2" draw:text-style-name="P3" draw:layer="layout" svg:width="0.388cm" svg:height="0.39cm" svg:x="9.798cm" svg:y="5.479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1.526cm" svg:height="0.425cm" svg:x="2.774cm" svg:y="6.423cm">
          <draw:text-box>
            <text:p text:style-name="P1"><text:span text:style-name="T4">Team ID </text:span></text:p>
          </draw:text-box>
        </draw:frame>
        <draw:polygon draw:style-name="gr6" draw:text-style-name="P7" draw:layer="layout" svg:width="3.501cm" svg:height="0.512cm" svg:x="7.312cm" svg:y="6.342cm" svg:viewBox="0 0 3502 513" draw:points="0,513 3502,513 3502,0 0,0">
          <text:p/>
        </draw:polygon>
        <draw:frame draw:style-name="gr2" draw:text-style-name="P3" draw:layer="layout" svg:width="0.388cm" svg:height="0.39cm" svg:x="4.289cm" svg:y="6.448cm">
          <draw:text-box>
            <text:p text:style-name="P1"><text:span text:style-name="T2"><text:s/></text:span></text:p>
          </draw:text-box>
        </draw:frame>
        <draw:polygon draw:style-name="gr5" draw:text-style-name="P6" draw:layer="layout" svg:width="0.016cm" svg:height="0.115cm" svg:x="2.562cm" svg:y="6.227cm" svg:viewBox="0 0 17 116" draw:points="0,116 17,116 17,0 0,0">
          <text:p/>
        </draw:polygon>
        <draw:polygon draw:style-name="gr5" draw:text-style-name="P6" draw:layer="layout" svg:width="4.518cm" svg:height="0.017cm" svg:x="2.578cm" svg:y="6.227cm" svg:viewBox="0 0 4519 18" draw:points="0,18 4519,18 4519,0 0,0">
          <text:p/>
        </draw:polygon>
        <draw:polygon draw:style-name="gr5" draw:text-style-name="P6" draw:layer="layout" svg:width="0.017cm" svg:height="0.115cm" svg:x="7.096cm" svg:y="6.227cm" svg:viewBox="0 0 18 116" draw:points="0,116 18,116 18,0 0,0">
          <text:p/>
        </draw:polygon>
        <draw:polygon draw:style-name="gr5" draw:text-style-name="P6" draw:layer="layout" svg:width="11.978cm" svg:height="0.017cm" svg:x="7.113cm" svg:y="6.227cm" svg:viewBox="0 0 11979 18" draw:points="0,18 11979,18 11979,0 0,0">
          <text:p/>
        </draw:polygon>
        <draw:polygon draw:style-name="gr5" draw:text-style-name="P6" draw:layer="layout" svg:width="0.017cm" svg:height="0.115cm" svg:x="19.091cm" svg:y="6.227cm" svg:viewBox="0 0 18 116" draw:points="0,116 18,116 18,0 0,0">
          <text:p/>
        </draw:polygon>
        <draw:polygon draw:style-name="gr5" draw:text-style-name="P6" draw:layer="layout" svg:width="0.016cm" svg:height="0.872cm" svg:x="2.562cm" svg:y="6.342cm" svg:viewBox="0 0 17 873" draw:points="0,873 17,873 17,0 0,0">
          <text:p/>
        </draw:polygon>
        <draw:polygon draw:style-name="gr5" draw:text-style-name="P6" draw:layer="layout" svg:width="0.017cm" svg:height="0.872cm" svg:x="7.096cm" svg:y="6.342cm" svg:viewBox="0 0 18 873" draw:points="0,873 18,873 18,0 0,0">
          <text:p/>
        </draw:polygon>
        <draw:polygon draw:style-name="gr5" draw:text-style-name="P6" draw:layer="layout" svg:width="0.017cm" svg:height="0.872cm" svg:x="19.091cm" svg:y="6.342cm" svg:viewBox="0 0 18 873" draw:points="0,873 18,873 18,0 0,0">
          <text:p/>
        </draw:polygon>
        <draw:frame draw:style-name="gr4" draw:text-style-name="P5" draw:layer="layout" svg:width="3.516cm" svg:height="0.425cm" svg:x="7.313cm" svg:y="6.423cm">
          <draw:text-box>
            <text:p text:style-name="P1"><text:span text:style-name="T6">NM2025TMID07047</text:span></text:p>
          </draw:text-box>
        </draw:frame>
        <draw:frame draw:style-name="gr4" draw:text-style-name="P5" draw:layer="layout" svg:width="2.449cm" svg:height="0.425cm" svg:x="2.774cm" svg:y="7.409cm">
          <draw:text-box>
            <text:p text:style-name="P1"><text:span text:style-name="T4">Project Name </text:span></text:p>
          </draw:text-box>
        </draw:frame>
        <draw:frame draw:style-name="gr2" draw:text-style-name="P3" draw:layer="layout" svg:width="0.388cm" svg:height="0.39cm" svg:x="5.212cm" svg:y="7.434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5.082cm" svg:height="0.425cm" svg:x="7.313cm" svg:y="7.409cm">
          <draw:text-box>
            <text:p text:style-name="P1"><text:span text:style-name="T4">Garage Management System </text:span></text:p>
          </draw:text-box>
        </draw:frame>
        <draw:polygon draw:style-name="gr5" draw:text-style-name="P6" draw:layer="layout" svg:width="0.016cm" svg:height="0.114cm" svg:x="2.562cm" svg:y="7.214cm" svg:viewBox="0 0 17 115" draw:points="0,115 17,115 17,0 0,0">
          <text:p/>
        </draw:polygon>
        <draw:polygon draw:style-name="gr5" draw:text-style-name="P6" draw:layer="layout" svg:width="4.518cm" svg:height="0.017cm" svg:x="2.578cm" svg:y="7.214cm" svg:viewBox="0 0 4519 18" draw:points="0,18 4519,18 4519,0 0,0">
          <text:p/>
        </draw:polygon>
        <draw:polygon draw:style-name="gr5" draw:text-style-name="P6" draw:layer="layout" svg:width="0.017cm" svg:height="0.114cm" svg:x="7.096cm" svg:y="7.214cm" svg:viewBox="0 0 18 115" draw:points="0,115 18,115 18,0 0,0">
          <text:p/>
        </draw:polygon>
        <draw:polygon draw:style-name="gr5" draw:text-style-name="P6" draw:layer="layout" svg:width="11.978cm" svg:height="0.017cm" svg:x="7.113cm" svg:y="7.214cm" svg:viewBox="0 0 11979 18" draw:points="0,18 11979,18 11979,0 0,0">
          <text:p/>
        </draw:polygon>
        <draw:polygon draw:style-name="gr5" draw:text-style-name="P6" draw:layer="layout" svg:width="0.017cm" svg:height="0.114cm" svg:x="19.091cm" svg:y="7.214cm" svg:viewBox="0 0 18 115" draw:points="0,115 18,115 18,0 0,0">
          <text:p/>
        </draw:polygon>
        <draw:polygon draw:style-name="gr5" draw:text-style-name="P6" draw:layer="layout" svg:width="0.016cm" svg:height="0.855cm" svg:x="2.562cm" svg:y="7.328cm" svg:viewBox="0 0 17 856" draw:points="0,856 17,856 17,0 0,0">
          <text:p/>
        </draw:polygon>
        <draw:polygon draw:style-name="gr5" draw:text-style-name="P6" draw:layer="layout" svg:width="0.017cm" svg:height="0.855cm" svg:x="7.096cm" svg:y="7.328cm" svg:viewBox="0 0 18 856" draw:points="0,856 18,856 18,0 0,0">
          <text:p/>
        </draw:polygon>
        <draw:polygon draw:style-name="gr5" draw:text-style-name="P6" draw:layer="layout" svg:width="0.017cm" svg:height="0.855cm" svg:x="19.091cm" svg:y="7.328cm" svg:viewBox="0 0 18 856" draw:points="0,856 18,856 18,0 0,0">
          <text:p/>
        </draw:polygon>
        <draw:frame draw:style-name="gr2" draw:text-style-name="P3" draw:layer="layout" svg:width="0.388cm" svg:height="0.39cm" svg:x="12.389cm" svg:y="7.434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3.008cm" svg:height="0.425cm" svg:x="2.774cm" svg:y="8.383cm">
          <draw:text-box>
            <text:p text:style-name="P1"><text:span text:style-name="T4">Maximum Marks </text:span></text:p>
          </draw:text-box>
        </draw:frame>
        <draw:frame draw:style-name="gr2" draw:text-style-name="P3" draw:layer="layout" svg:width="0.388cm" svg:height="0.39cm" svg:x="5.779cm" svg:y="8.408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1.479cm" svg:height="0.425cm" svg:x="7.313cm" svg:y="8.383cm">
          <draw:text-box>
            <text:p text:style-name="P1"><text:span text:style-name="T4">4 Marks </text:span></text:p>
          </draw:text-box>
        </draw:frame>
        <draw:polygon draw:style-name="gr5" draw:text-style-name="P6" draw:layer="layout" svg:width="0.016cm" svg:height="0.115cm" svg:x="2.562cm" svg:y="8.183cm" svg:viewBox="0 0 17 116" draw:points="0,116 17,116 17,0 0,0">
          <text:p/>
        </draw:polygon>
        <draw:polygon draw:style-name="gr5" draw:text-style-name="P6" draw:layer="layout" svg:width="4.518cm" svg:height="0.018cm" svg:x="2.578cm" svg:y="8.183cm" svg:viewBox="0 0 4519 19" draw:points="0,19 4519,19 4519,0 0,0">
          <text:p/>
        </draw:polygon>
        <draw:polygon draw:style-name="gr5" draw:text-style-name="P6" draw:layer="layout" svg:width="0.017cm" svg:height="0.115cm" svg:x="7.096cm" svg:y="8.183cm" svg:viewBox="0 0 18 116" draw:points="0,116 18,116 18,0 0,0">
          <text:p/>
        </draw:polygon>
        <draw:polygon draw:style-name="gr5" draw:text-style-name="P6" draw:layer="layout" svg:width="11.978cm" svg:height="0.018cm" svg:x="7.113cm" svg:y="8.183cm" svg:viewBox="0 0 11979 19" draw:points="0,19 11979,19 11979,0 0,0">
          <text:p/>
        </draw:polygon>
        <draw:polygon draw:style-name="gr5" draw:text-style-name="P6" draw:layer="layout" svg:width="0.017cm" svg:height="0.115cm" svg:x="19.091cm" svg:y="8.183cm" svg:viewBox="0 0 18 116" draw:points="0,116 18,116 18,0 0,0">
          <text:p/>
        </draw:polygon>
        <draw:polygon draw:style-name="gr5" draw:text-style-name="P6" draw:layer="layout" svg:width="0.016cm" svg:height="0.859cm" svg:x="2.562cm" svg:y="8.298cm" svg:viewBox="0 0 17 860" draw:points="0,860 17,860 17,0 0,0">
          <text:p/>
        </draw:polygon>
        <draw:polygon draw:style-name="gr5" draw:text-style-name="P6" draw:layer="layout" svg:width="0.016cm" svg:height="0.017cm" svg:x="2.562cm" svg:y="9.157cm" svg:viewBox="0 0 17 18" draw:points="0,18 17,18 17,0 0,0">
          <text:p/>
        </draw:polygon>
        <draw:polygon draw:style-name="gr5" draw:text-style-name="P6" draw:layer="layout" svg:width="0.016cm" svg:height="0.017cm" svg:x="2.562cm" svg:y="9.157cm" svg:viewBox="0 0 17 18" draw:points="0,18 17,18 17,0 0,0">
          <text:p/>
        </draw:polygon>
        <draw:polygon draw:style-name="gr5" draw:text-style-name="P6" draw:layer="layout" svg:width="4.518cm" svg:height="0.017cm" svg:x="2.578cm" svg:y="9.157cm" svg:viewBox="0 0 4519 18" draw:points="0,18 4519,18 4519,0 0,0">
          <text:p/>
        </draw:polygon>
        <draw:polygon draw:style-name="gr5" draw:text-style-name="P6" draw:layer="layout" svg:width="0.017cm" svg:height="0.859cm" svg:x="7.096cm" svg:y="8.298cm" svg:viewBox="0 0 18 860" draw:points="0,860 18,860 18,0 0,0">
          <text:p/>
        </draw:polygon>
        <draw:polygon draw:style-name="gr5" draw:text-style-name="P6" draw:layer="layout" svg:width="0.017cm" svg:height="0.017cm" svg:x="7.096cm" svg:y="9.157cm" svg:viewBox="0 0 18 18" draw:points="0,18 18,18 18,0 0,0">
          <text:p/>
        </draw:polygon>
        <draw:polygon draw:style-name="gr5" draw:text-style-name="P6" draw:layer="layout" svg:width="11.978cm" svg:height="0.017cm" svg:x="7.113cm" svg:y="9.157cm" svg:viewBox="0 0 11979 18" draw:points="0,18 11979,18 11979,0 0,0">
          <text:p/>
        </draw:polygon>
        <draw:polygon draw:style-name="gr5" draw:text-style-name="P6" draw:layer="layout" svg:width="0.017cm" svg:height="0.859cm" svg:x="19.091cm" svg:y="8.298cm" svg:viewBox="0 0 18 860" draw:points="0,860 18,860 18,0 0,0">
          <text:p/>
        </draw:polygon>
        <draw:polygon draw:style-name="gr5" draw:text-style-name="P6" draw:layer="layout" svg:width="0.017cm" svg:height="0.017cm" svg:x="19.091cm" svg:y="9.157cm" svg:viewBox="0 0 18 18" draw:points="0,18 18,18 18,0 0,0">
          <text:p/>
        </draw:polygon>
        <draw:polygon draw:style-name="gr5" draw:text-style-name="P6" draw:layer="layout" svg:width="0.017cm" svg:height="0.017cm" svg:x="19.091cm" svg:y="9.157cm" svg:viewBox="0 0 18 18" draw:points="0,18 18,18 18,0 0,0">
          <text:p/>
        </draw:polygon>
        <draw:frame draw:style-name="gr2" draw:text-style-name="P3" draw:layer="layout" svg:width="0.388cm" svg:height="0.39cm" svg:x="8.79cm" svg:y="8.408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94cm" svg:height="0.497cm" svg:x="2.511cm" svg:y="9.16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39cm" svg:x="2.621cm" svg:y="9.247cm">
          <draw:text-box>
            <text:p text:style-name="P1"><text:span text:style-name="T2"><text:s/></text:span></text:p>
          </draw:text-box>
        </draw:frame>
        <draw:frame draw:style-name="gr7" draw:text-style-name="P8" draw:layer="layout" svg:width="13.951cm" svg:height="0.564cm" svg:x="2.554cm" svg:y="9.892cm">
          <draw:text-box>
            <text:p text:style-name="P1"><text:span text:style-name="T7">Product Backlog, Sprint Schedule, and Estimation (4 Marks) </text:span></text:p>
          </draw:text-box>
        </draw:frame>
        <draw:frame draw:style-name="gr2" draw:text-style-name="P3" draw:layer="layout" svg:width="0.388cm" svg:height="0.39cm" svg:x="16.552cm" svg:y="10.02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94cm" svg:height="0.497cm" svg:x="2.511cm" svg:y="10.51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39cm" svg:x="2.621cm" svg:y="10.59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511cm" svg:y="11.14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2.169cm" svg:height="0.471cm" svg:x="4.412cm" svg:y="11.055cm">
          <draw:text-box>
            <text:p text:style-name="P1"><text:span text:style-name="T8">Functional <text:s/></text:span></text:p>
          </draw:text-box>
        </draw:frame>
        <draw:frame draw:style-name="gr4" draw:text-style-name="P5" draw:layer="layout" svg:width="0.95cm" svg:height="0.471cm" svg:x="7.448cm" svg:y="11.055cm">
          <draw:text-box>
            <text:p text:style-name="P1"><text:span text:style-name="T8">User </text:span></text:p>
          </draw:text-box>
        </draw:frame>
        <draw:frame draw:style-name="gr2" draw:text-style-name="P3" draw:layer="layout" svg:width="0.388cm" svg:height="0.39cm" svg:x="8.401cm" svg:y="11.1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511cm" svg:y="11.665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1.2cm" svg:height="0.471cm" svg:x="14.32cm" svg:y="11.58cm">
          <draw:text-box>
            <text:p text:style-name="P1"><text:span text:style-name="T8">Story <text:s/></text:span></text:p>
          </draw:text-box>
        </draw:frame>
        <draw:frame draw:style-name="gr4" draw:text-style-name="P5" draw:layer="layout" svg:width="1.141cm" svg:height="0.471cm" svg:x="17.712cm" svg:y="11.58cm">
          <draw:text-box>
            <text:p text:style-name="P1"><text:span text:style-name="T8">Team </text:span></text:p>
          </draw:text-box>
        </draw:frame>
        <draw:frame draw:style-name="gr2" draw:text-style-name="P3" draw:layer="layout" svg:width="0.388cm" svg:height="0.39cm" svg:x="18.85cm" svg:y="11.66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511cm" svg:y="12.19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1.158cm" svg:height="0.471cm" svg:x="2.579cm" svg:y="12.104cm">
          <draw:text-box>
            <text:p text:style-name="P1"><text:span text:style-name="T8">Sprint</text:span></text:p>
          </draw:text-box>
        </draw:frame>
        <draw:frame draw:style-name="gr2" draw:text-style-name="P3" draw:layer="layout" svg:width="0.388cm" svg:height="0.433cm" svg:x="3.735cm" svg:y="12.135cm">
          <draw:text-box>
            <text:p text:style-name="P1"><text:span text:style-name="T9"><text:s text:c="2"/></text:span></text:p>
          </draw:text-box>
        </draw:frame>
        <draw:frame draw:style-name="gr4" draw:text-style-name="P5" draw:layer="layout" svg:width="2.584cm" svg:height="0.471cm" svg:x="4.196cm" svg:y="12.104cm">
          <draw:text-box>
            <text:p text:style-name="P1"><text:span text:style-name="T8">Requirement <text:s/></text:span></text:p>
          </draw:text-box>
        </draw:frame>
        <draw:frame draw:style-name="gr4" draw:text-style-name="P5" draw:layer="layout" svg:width="1.2cm" svg:height="0.471cm" svg:x="7.376cm" svg:y="12.104cm">
          <draw:text-box>
            <text:p text:style-name="P1"><text:span text:style-name="T8">Story <text:s/></text:span></text:p>
          </draw:text-box>
        </draw:frame>
        <draw:frame draw:style-name="gr4" draw:text-style-name="P5" draw:layer="layout" svg:width="3.164cm" svg:height="0.471cm" svg:x="9.891cm" svg:y="12.104cm">
          <draw:text-box>
            <text:p text:style-name="P1"><text:span text:style-name="T8">User Story / Task</text:span></text:p>
          </draw:text-box>
        </draw:frame>
        <draw:frame draw:style-name="gr2" draw:text-style-name="P3" draw:layer="layout" svg:width="0.388cm" svg:height="0.433cm" svg:x="13.054cm" svg:y="12.135cm">
          <draw:text-box>
            <text:p text:style-name="P1"><text:span text:style-name="T9"><text:s text:c="2"/></text:span></text:p>
          </draw:text-box>
        </draw:frame>
        <draw:frame draw:style-name="gr4" draw:text-style-name="P5" draw:layer="layout" svg:width="1.433cm" svg:height="0.471cm" svg:x="15.598cm" svg:y="12.104cm">
          <draw:text-box>
            <text:p text:style-name="P1"><text:span text:style-name="T8">Priority</text:span></text:p>
          </draw:text-box>
        </draw:frame>
        <draw:frame draw:style-name="gr2" draw:text-style-name="P3" draw:layer="layout" svg:width="0.388cm" svg:height="0.433cm" svg:x="17.03cm" svg:y="12.135cm">
          <draw:text-box>
            <text:p text:style-name="P1"><text:span text:style-name="T9"><text:s/></text:span></text:p>
          </draw:text-box>
        </draw:frame>
        <draw:frame draw:style-name="gr2" draw:text-style-name="P3" draw:layer="layout" svg:width="0.388cm" svg:height="0.39cm" svg:x="17.132cm" svg:y="12.19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1.132cm" svg:height="0.471cm" svg:x="14.243cm" svg:y="12.587cm">
          <draw:text-box>
            <text:p text:style-name="P1"><text:span text:style-name="T8">Points</text:span></text:p>
          </draw:text-box>
        </draw:frame>
        <draw:frame draw:style-name="gr2" draw:text-style-name="P3" draw:layer="layout" svg:width="0.388cm" svg:height="0.433cm" svg:x="15.369cm" svg:y="12.617cm">
          <draw:text-box>
            <text:p text:style-name="P1"><text:span text:style-name="T9"><text:s text:c="2"/></text:span></text:p>
          </draw:text-box>
        </draw:frame>
        <draw:frame draw:style-name="gr4" draw:text-style-name="P5" draw:layer="layout" svg:width="1.712cm" svg:height="0.471cm" svg:x="16.484cm" svg:y="12.587cm">
          <draw:text-box>
            <text:p text:style-name="P1"><text:span text:style-name="T8">Members</text:span></text:p>
          </draw:text-box>
        </draw:frame>
        <draw:frame draw:style-name="gr2" draw:text-style-name="P3" draw:layer="layout" svg:width="0.388cm" svg:height="0.433cm" svg:x="18.194cm" svg:y="12.617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1.107cm" svg:height="0.471cm" svg:x="4.822cm" svg:y="13.023cm">
          <draw:text-box>
            <text:p text:style-name="P1"><text:span text:style-name="T8">(Epic)</text:span></text:p>
          </draw:text-box>
        </draw:frame>
        <draw:frame draw:style-name="gr2" draw:text-style-name="P3" draw:layer="layout" svg:width="0.388cm" svg:height="0.433cm" svg:x="5.927cm" svg:y="13.053cm">
          <draw:text-box>
            <text:p text:style-name="P1"><text:span text:style-name="T9"><text:s text:c="2"/></text:span></text:p>
          </draw:text-box>
        </draw:frame>
        <draw:frame draw:style-name="gr4" draw:text-style-name="P5" draw:layer="layout" svg:width="1.505cm" svg:height="0.471cm" svg:x="6.321cm" svg:y="13.023cm">
          <draw:text-box>
            <text:p text:style-name="P1"><text:span text:style-name="T8">Number</text:span></text:p>
          </draw:text-box>
        </draw:frame>
        <draw:frame draw:style-name="gr2" draw:text-style-name="P3" draw:layer="layout" svg:width="0.388cm" svg:height="0.433cm" svg:x="7.825cm" svg:y="13.053cm">
          <draw:text-box>
            <text:p text:style-name="P1"><text:span text:style-name="T9"><text:s/></text:span></text:p>
          </draw:text-box>
        </draw:frame>
        <draw:frame draw:style-name="gr2" draw:text-style-name="P3" draw:layer="layout" svg:width="0.388cm" svg:height="0.39cm" svg:x="7.922cm" svg:y="13.10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511cm" svg:y="13.781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2.326cm" svg:height="0.496cm" svg:x="3.921cm" svg:y="13.671cm">
          <draw:text-box>
            <text:p text:style-name="P1"><text:span text:style-name="T10">Customer &amp; <text:s/></text:span></text:p>
          </draw:text-box>
        </draw:frame>
        <draw:frame draw:style-name="gr4" draw:text-style-name="P5" draw:layer="layout" svg:width="4.866cm" svg:height="0.496cm" svg:x="8.888cm" svg:y="13.671cm">
          <draw:text-box>
            <text:p text:style-name="P1"><text:span text:style-name="T10">As an admin, I can register </text:span></text:p>
          </draw:text-box>
        </draw:frame>
        <draw:frame draw:style-name="gr2" draw:text-style-name="P3" draw:layer="layout" svg:width="0.388cm" svg:height="0.39cm" svg:x="13.752cm" svg:y="13.78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511cm" svg:y="14.315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1.357cm" svg:height="0.496cm" svg:x="2.52cm" svg:y="14.205cm">
          <draw:text-box>
            <text:p text:style-name="P1"><text:span text:style-name="T10">Sprint- </text:span></text:p>
          </draw:text-box>
        </draw:frame>
        <draw:frame draw:style-name="gr4" draw:text-style-name="P5" draw:layer="layout" svg:width="1.666cm" svg:height="0.496cm" svg:x="17.17cm" svg:y="14.205cm">
          <draw:text-box>
            <text:p text:style-name="P1"><text:span text:style-name="T10">N. Durga </text:span></text:p>
          </draw:text-box>
        </draw:frame>
        <draw:frame draw:style-name="gr2" draw:text-style-name="P3" draw:layer="layout" svg:width="0.388cm" svg:height="0.39cm" svg:x="18.838cm" svg:y="14.31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511cm" svg:y="14.852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1.509cm" svg:height="0.496cm" svg:x="3.917cm" svg:y="14.742cm">
          <draw:text-box>
            <text:p text:style-name="P1"><text:span text:style-name="T10">Vehicle <text:s/></text:span></text:p>
          </draw:text-box>
        </draw:frame>
        <draw:frame draw:style-name="gr4" draw:text-style-name="P5" draw:layer="layout" svg:width="1.149cm" svg:height="0.496cm" svg:x="6.953cm" svg:y="14.742cm">
          <draw:text-box>
            <text:p text:style-name="P1"><text:span text:style-name="T10">USN-1</text:span></text:p>
          </draw:text-box>
        </draw:frame>
        <draw:frame draw:style-name="gr2" draw:text-style-name="P3" draw:layer="layout" svg:width="0.388cm" svg:height="0.454cm" svg:x="8.1cm" svg:y="14.774cm">
          <draw:text-box>
            <text:p text:style-name="P1"><text:span text:style-name="T11"><text:s text:c="2"/></text:span></text:p>
          </draw:text-box>
        </draw:frame>
        <draw:frame draw:style-name="gr4" draw:text-style-name="P5" draw:layer="layout" svg:width="4.676cm" svg:height="0.496cm" svg:x="8.892cm" svg:y="14.742cm">
          <draw:text-box>
            <text:p text:style-name="P1"><text:span text:style-name="T10">new customers and their <text:s/></text:span></text:p>
          </draw:text-box>
        </draw:frame>
        <draw:frame draw:style-name="gr4" draw:text-style-name="P5" draw:layer="layout" svg:width="0.422cm" svg:height="0.496cm" svg:x="14.163cm" svg:y="14.742cm">
          <draw:text-box>
            <text:p text:style-name="P1"><text:span text:style-name="T10">3</text:span></text:p>
          </draw:text-box>
        </draw:frame>
        <draw:frame draw:style-name="gr2" draw:text-style-name="P3" draw:layer="layout" svg:width="0.388cm" svg:height="0.454cm" svg:x="14.396cm" svg:y="14.774cm">
          <draw:text-box>
            <text:p text:style-name="P1"><text:span text:style-name="T11"><text:s text:c="2"/></text:span></text:p>
          </draw:text-box>
        </draw:frame>
        <draw:frame draw:style-name="gr4" draw:text-style-name="P5" draw:layer="layout" svg:width="0.853cm" svg:height="0.496cm" svg:x="15.577cm" svg:y="14.742cm">
          <draw:text-box>
            <text:p text:style-name="P1"><text:span text:style-name="T10">High</text:span></text:p>
          </draw:text-box>
        </draw:frame>
        <draw:frame draw:style-name="gr2" draw:text-style-name="P3" draw:layer="layout" svg:width="0.388cm" svg:height="0.454cm" svg:x="16.429cm" svg:y="14.774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388cm" svg:height="0.39cm" svg:x="16.514cm" svg:y="14.85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511cm" svg:y="15.386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422cm" svg:height="0.496cm" svg:x="2.515cm" svg:y="15.276cm">
          <draw:text-box>
            <text:p text:style-name="P1"><text:span text:style-name="T10">1</text:span></text:p>
          </draw:text-box>
        </draw:frame>
        <draw:frame draw:style-name="gr2" draw:text-style-name="P3" draw:layer="layout" svg:width="0.388cm" svg:height="0.454cm" svg:x="2.748cm" svg:y="15.308cm">
          <draw:text-box>
            <text:p text:style-name="P1"><text:span text:style-name="T11"><text:s text:c="2"/></text:span></text:p>
          </draw:text-box>
        </draw:frame>
        <draw:frame draw:style-name="gr4" draw:text-style-name="P5" draw:layer="layout" svg:width="1.848cm" svg:height="0.496cm" svg:x="17.17cm" svg:y="15.276cm">
          <draw:text-box>
            <text:p text:style-name="P1"><text:span text:style-name="T10">Mahendra</text:span></text:p>
          </draw:text-box>
        </draw:frame>
        <draw:frame draw:style-name="gr2" draw:text-style-name="P3" draw:layer="layout" svg:width="0.388cm" svg:height="0.454cm" svg:x="19.015cm" svg:y="15.308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388cm" svg:height="0.39cm" svg:x="19.1cm" svg:y="15.38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511cm" svg:y="15.924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2.229cm" svg:height="0.496cm" svg:x="3.917cm" svg:y="15.814cm">
          <draw:text-box>
            <text:p text:style-name="P1"><text:span text:style-name="T10">Registration</text:span></text:p>
          </draw:text-box>
        </draw:frame>
        <draw:frame draw:style-name="gr2" draw:text-style-name="P3" draw:layer="layout" svg:width="0.388cm" svg:height="0.454cm" svg:x="6.143cm" svg:y="15.846cm">
          <draw:text-box>
            <text:p text:style-name="P1"><text:span text:style-name="T11"><text:s text:c="2"/></text:span></text:p>
          </draw:text-box>
        </draw:frame>
        <draw:frame draw:style-name="gr4" draw:text-style-name="P5" draw:layer="layout" svg:width="4.049cm" svg:height="0.496cm" svg:x="8.888cm" svg:y="15.814cm">
          <draw:text-box>
            <text:p text:style-name="P1"><text:span text:style-name="T10">vehicles in the system.</text:span></text:p>
          </draw:text-box>
        </draw:frame>
        <draw:frame draw:style-name="gr2" draw:text-style-name="P3" draw:layer="layout" svg:width="0.388cm" svg:height="0.454cm" svg:x="12.935cm" svg:y="15.846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388cm" svg:height="0.39cm" svg:x="13.016cm" svg:y="15.924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4.87cm" svg:height="0.496cm" svg:x="8.892cm" svg:y="16.377cm">
          <draw:text-box>
            <text:p text:style-name="P1"><text:span text:style-name="T10">As a garage manager, I can </text:span></text:p>
          </draw:text-box>
        </draw:frame>
        <draw:frame draw:style-name="gr4" draw:text-style-name="P5" draw:layer="layout" svg:width="1.412cm" svg:height="0.496cm" svg:x="3.917cm" svg:y="16.822cm">
          <draw:text-box>
            <text:p text:style-name="P1"><text:span text:style-name="T10">Service </text:span></text:p>
          </draw:text-box>
        </draw:frame>
        <draw:frame draw:style-name="gr2" draw:text-style-name="P3" draw:layer="layout" svg:width="0.388cm" svg:height="0.39cm" svg:x="5.326cm" svg:y="16.93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511cm" svg:y="17.423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1.357cm" svg:height="0.496cm" svg:x="2.52cm" svg:y="17.313cm">
          <draw:text-box>
            <text:p text:style-name="P1"><text:span text:style-name="T10">Sprint- </text:span></text:p>
          </draw:text-box>
        </draw:frame>
        <draw:frame draw:style-name="gr4" draw:text-style-name="P5" draw:layer="layout" svg:width="4.811cm" svg:height="0.496cm" svg:x="8.883cm" svg:y="17.313cm">
          <draw:text-box>
            <text:p text:style-name="P1"><text:span text:style-name="T10">add and manage different <text:s/></text:span></text:p>
          </draw:text-box>
        </draw:frame>
        <draw:frame draw:style-name="gr4" draw:text-style-name="P5" draw:layer="layout" svg:width="1.234cm" svg:height="0.496cm" svg:x="17.165cm" svg:y="17.313cm">
          <draw:text-box>
            <text:p text:style-name="P1"><text:span text:style-name="T10">R. S. S. </text:span></text:p>
          </draw:text-box>
        </draw:frame>
        <draw:frame draw:style-name="gr2" draw:text-style-name="P3" draw:layer="layout" svg:width="0.388cm" svg:height="0.39cm" svg:x="18.389cm" svg:y="17.42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511cm" svg:y="17.956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1.801cm" svg:height="0.496cm" svg:x="3.921cm" svg:y="17.846cm">
          <draw:text-box>
            <text:p text:style-name="P1"><text:span text:style-name="T10">Category <text:s/></text:span></text:p>
          </draw:text-box>
        </draw:frame>
        <draw:frame draw:style-name="gr4" draw:text-style-name="P5" draw:layer="layout" svg:width="1.149cm" svg:height="0.496cm" svg:x="6.953cm" svg:y="17.846cm">
          <draw:text-box>
            <text:p text:style-name="P1"><text:span text:style-name="T10">USN-2</text:span></text:p>
          </draw:text-box>
        </draw:frame>
        <draw:frame draw:style-name="gr2" draw:text-style-name="P3" draw:layer="layout" svg:width="0.388cm" svg:height="0.454cm" svg:x="8.1cm" svg:y="17.878cm">
          <draw:text-box>
            <text:p text:style-name="P1"><text:span text:style-name="T11"><text:s text:c="2"/></text:span></text:p>
          </draw:text-box>
        </draw:frame>
        <draw:frame draw:style-name="gr4" draw:text-style-name="P5" draw:layer="layout" svg:width="0.422cm" svg:height="0.496cm" svg:x="14.163cm" svg:y="17.846cm">
          <draw:text-box>
            <text:p text:style-name="P1"><text:span text:style-name="T10">2</text:span></text:p>
          </draw:text-box>
        </draw:frame>
        <draw:frame draw:style-name="gr2" draw:text-style-name="P3" draw:layer="layout" svg:width="0.388cm" svg:height="0.454cm" svg:x="14.396cm" svg:y="17.878cm">
          <draw:text-box>
            <text:p text:style-name="P1"><text:span text:style-name="T11"><text:s text:c="2"/></text:span></text:p>
          </draw:text-box>
        </draw:frame>
        <draw:frame draw:style-name="gr4" draw:text-style-name="P5" draw:layer="layout" svg:width="0.853cm" svg:height="0.496cm" svg:x="15.577cm" svg:y="17.846cm">
          <draw:text-box>
            <text:p text:style-name="P1"><text:span text:style-name="T10">High</text:span></text:p>
          </draw:text-box>
        </draw:frame>
        <draw:frame draw:style-name="gr2" draw:text-style-name="P3" draw:layer="layout" svg:width="0.388cm" svg:height="0.454cm" svg:x="16.429cm" svg:y="17.878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388cm" svg:height="0.39cm" svg:x="16.514cm" svg:y="17.956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422cm" svg:height="0.496cm" svg:x="2.511cm" svg:y="18.384cm">
          <draw:text-box>
            <text:p text:style-name="P1"><text:span text:style-name="T10">1</text:span></text:p>
          </draw:text-box>
        </draw:frame>
        <draw:frame draw:style-name="gr4" draw:text-style-name="P5" draw:layer="layout" svg:width="0.422cm" svg:height="0.475cm" svg:x="2.744cm" svg:y="18.403cm">
          <draw:text-box>
            <text:p text:style-name="P1"><text:span text:style-name="T12"><text:s/></text:span></text:p>
          </draw:text-box>
        </draw:frame>
        <draw:frame draw:style-name="gr4" draw:text-style-name="P5" draw:layer="layout" svg:width="1.382cm" svg:height="0.496cm" svg:x="17.165cm" svg:y="18.384cm">
          <draw:text-box>
            <text:p text:style-name="P1"><text:span text:style-name="T10">service </text:span></text:p>
          </draw:text-box>
        </draw:frame>
        <draw:frame draw:style-name="gr4" draw:text-style-name="P5" draw:layer="layout" svg:width="1.954cm" svg:height="0.496cm" svg:x="17.165cm" svg:y="18.917cm">
          <draw:text-box>
            <text:p text:style-name="P1"><text:span text:style-name="T10">categories </text:span></text:p>
          </draw:text-box>
        </draw:frame>
        <draw:frame draw:style-name="gr4" draw:text-style-name="P5" draw:layer="layout" svg:width="0.938cm" svg:height="0.496cm" svg:x="17.165cm" svg:y="19.455cm">
          <draw:text-box>
            <text:p text:style-name="P1"><text:span text:style-name="T10">(e.g., </text:span></text:p>
          </draw:text-box>
        </draw:frame>
        <draw:frame draw:style-name="gr4" draw:text-style-name="P5" draw:layer="layout" svg:width="0.422cm" svg:height="0.496cm" svg:x="17.165cm" svg:y="19.992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.132cm" svg:height="0.496cm" svg:x="17.754cm" svg:y="19.992cm">
          <draw:text-box>
            <text:p text:style-name="P1"><text:span text:style-name="T10">Manoj</text:span></text:p>
          </draw:text-box>
        </draw:frame>
        <draw:frame draw:style-name="gr2" draw:text-style-name="P3" draw:layer="layout" svg:width="0.388cm" svg:height="0.454cm" svg:x="18.884cm" svg:y="20.024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388cm" svg:height="0.39cm" svg:x="18.965cm" svg:y="20.102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2.356cm" svg:height="0.496cm" svg:x="3.917cm" svg:y="20.483cm">
          <draw:text-box>
            <text:p text:style-name="P1"><text:span text:style-name="T10">Management</text:span></text:p>
          </draw:text-box>
        </draw:frame>
        <draw:frame draw:style-name="gr2" draw:text-style-name="P3" draw:layer="layout" svg:width="0.388cm" svg:height="0.454cm" svg:x="6.27cm" svg:y="20.516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5.023cm" svg:height="0.496cm" svg:x="6.355cm" svg:y="20.483cm">
          <draw:text-box>
            <text:p text:style-name="P1"><text:span text:style-name="T10">repair, wash, maintenance).</text:span></text:p>
          </draw:text-box>
        </draw:frame>
        <draw:frame draw:style-name="gr2" draw:text-style-name="P3" draw:layer="layout" svg:width="0.388cm" svg:height="0.454cm" svg:x="11.369cm" svg:y="20.516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388cm" svg:height="0.39cm" svg:x="11.449cm" svg:y="20.593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4.794cm" svg:height="0.496cm" svg:x="8.883cm" svg:y="21.123cm">
          <draw:text-box>
            <text:p text:style-name="P1"><text:span text:style-name="T10">As a manager, I can assign </text:span></text:p>
          </draw:text-box>
        </draw:frame>
        <draw:frame draw:style-name="gr2" draw:text-style-name="P3" draw:layer="layout" svg:width="0.388cm" svg:height="0.39cm" svg:x="13.676cm" svg:y="21.23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511cm" svg:y="21.771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1.357cm" svg:height="0.496cm" svg:x="2.52cm" svg:y="21.661cm">
          <draw:text-box>
            <text:p text:style-name="P1"><text:span text:style-name="T10">Sprint- </text:span></text:p>
          </draw:text-box>
        </draw:frame>
        <draw:frame draw:style-name="gr4" draw:text-style-name="P5" draw:layer="layout" svg:width="0.472cm" svg:height="0.496cm" svg:x="17.17cm" svg:y="21.661cm">
          <draw:text-box>
            <text:p text:style-name="P1"><text:span text:style-name="T10">N. </text:span></text:p>
          </draw:text-box>
        </draw:frame>
        <draw:frame draw:style-name="gr2" draw:text-style-name="P3" draw:layer="layout" svg:width="0.388cm" svg:height="0.39cm" svg:x="17.64cm" svg:y="21.77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511cm" svg:y="22.305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2.813cm" svg:height="0.496cm" svg:x="3.989cm" svg:y="22.195cm">
          <draw:text-box>
            <text:p text:style-name="P1"><text:span text:style-name="T10">Job Assignment</text:span></text:p>
          </draw:text-box>
        </draw:frame>
        <draw:frame draw:style-name="gr2" draw:text-style-name="P3" draw:layer="layout" svg:width="0.388cm" svg:height="0.454cm" svg:x="6.8cm" svg:y="22.227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.149cm" svg:height="0.496cm" svg:x="6.885cm" svg:y="22.195cm">
          <draw:text-box>
            <text:p text:style-name="P1"><text:span text:style-name="T10">USN-3</text:span></text:p>
          </draw:text-box>
        </draw:frame>
        <draw:frame draw:style-name="gr2" draw:text-style-name="P3" draw:layer="layout" svg:width="0.388cm" svg:height="0.454cm" svg:x="8.032cm" svg:y="22.227cm">
          <draw:text-box>
            <text:p text:style-name="P1"><text:span text:style-name="T11"><text:s text:c="2"/></text:span></text:p>
          </draw:text-box>
        </draw:frame>
        <draw:frame draw:style-name="gr4" draw:text-style-name="P5" draw:layer="layout" svg:width="5.256cm" svg:height="0.496cm" svg:x="9.023cm" svg:y="22.195cm">
          <draw:text-box>
            <text:p text:style-name="P1"><text:span text:style-name="T10">jobs to mechanics based on 3</text:span></text:p>
          </draw:text-box>
        </draw:frame>
        <draw:frame draw:style-name="gr2" draw:text-style-name="P3" draw:layer="layout" svg:width="0.388cm" svg:height="0.454cm" svg:x="14.269cm" svg:y="22.227cm">
          <draw:text-box>
            <text:p text:style-name="P1"><text:span text:style-name="T11"><text:s text:c="2"/></text:span></text:p>
          </draw:text-box>
        </draw:frame>
        <draw:frame draw:style-name="gr4" draw:text-style-name="P5" draw:layer="layout" svg:width="0.853cm" svg:height="0.496cm" svg:x="15.577cm" svg:y="22.195cm">
          <draw:text-box>
            <text:p text:style-name="P1"><text:span text:style-name="T10">High</text:span></text:p>
          </draw:text-box>
        </draw:frame>
        <draw:frame draw:style-name="gr2" draw:text-style-name="P3" draw:layer="layout" svg:width="0.388cm" svg:height="0.454cm" svg:x="16.429cm" svg:y="22.227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388cm" svg:height="0.39cm" svg:x="16.514cm" svg:y="22.305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422cm" svg:height="0.496cm" svg:x="2.511cm" svg:y="22.732cm">
          <draw:text-box>
            <text:p text:style-name="P1"><text:span text:style-name="T10">2</text:span></text:p>
          </draw:text-box>
        </draw:frame>
        <draw:frame draw:style-name="gr4" draw:text-style-name="P5" draw:layer="layout" svg:width="0.422cm" svg:height="0.475cm" svg:x="2.744cm" svg:y="22.751cm">
          <draw:text-box>
            <text:p text:style-name="P1"><text:span text:style-name="T12"><text:s/></text:span></text:p>
          </draw:text-box>
        </draw:frame>
        <draw:frame draw:style-name="gr4" draw:text-style-name="P5" draw:layer="layout" svg:width="1.746cm" svg:height="0.496cm" svg:x="17.165cm" svg:y="22.732cm">
          <draw:text-box>
            <text:p text:style-name="P1"><text:span text:style-name="T10">Gowtham</text:span></text:p>
          </draw:text-box>
        </draw:frame>
        <draw:frame draw:style-name="gr2" draw:text-style-name="P3" draw:layer="layout" svg:width="0.388cm" svg:height="0.454cm" svg:x="18.91cm" svg:y="22.764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388cm" svg:height="0.39cm" svg:x="18.998cm" svg:y="22.842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3.71cm" svg:height="0.496cm" svg:x="8.883cm" svg:y="23.266cm">
          <draw:text-box>
            <text:p text:style-name="P1"><text:span text:style-name="T10">skill and availability.</text:span></text:p>
          </draw:text-box>
        </draw:frame>
        <draw:frame draw:style-name="gr2" draw:text-style-name="P3" draw:layer="layout" svg:width="0.388cm" svg:height="0.454cm" svg:x="12.592cm" svg:y="23.298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388cm" svg:height="0.39cm" svg:x="12.677cm" svg:y="23.376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4.714cm" svg:height="0.496cm" svg:x="8.883cm" svg:y="23.867cm">
          <draw:text-box>
            <text:p text:style-name="P1"><text:span text:style-name="T10">As an admin, I can update </text:span></text:p>
          </draw:text-box>
        </draw:frame>
        <draw:frame draw:style-name="gr2" draw:text-style-name="P3" draw:layer="layout" svg:width="0.388cm" svg:height="0.39cm" svg:x="13.596cm" svg:y="23.977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3.232cm" svg:height="0.496cm" svg:x="2.511cm" svg:y="24.4cm">
          <draw:text-box>
            <text:p text:style-name="P1"><text:span text:style-name="T10">Sprint- Inventory </text:span></text:p>
          </draw:text-box>
        </draw:frame>
        <draw:frame draw:style-name="gr2" draw:text-style-name="P3" draw:layer="layout" svg:width="0.388cm" svg:height="0.39cm" svg:x="5.741cm" svg:y="24.5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511cm" svg:y="25.048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1.149cm" svg:height="0.496cm" svg:x="6.953cm" svg:y="24.938cm">
          <draw:text-box>
            <text:p text:style-name="P1"><text:span text:style-name="T10">USN-4</text:span></text:p>
          </draw:text-box>
        </draw:frame>
        <draw:frame draw:style-name="gr2" draw:text-style-name="P3" draw:layer="layout" svg:width="0.388cm" svg:height="0.454cm" svg:x="8.1cm" svg:y="24.97cm">
          <draw:text-box>
            <text:p text:style-name="P1"><text:span text:style-name="T11"><text:s text:c="2"/></text:span></text:p>
          </draw:text-box>
        </draw:frame>
        <draw:frame draw:style-name="gr4" draw:text-style-name="P5" draw:layer="layout" svg:width="4.57cm" svg:height="0.496cm" svg:x="8.888cm" svg:y="24.938cm">
          <draw:text-box>
            <text:p text:style-name="P1"><text:span text:style-name="T10">and monitor spare parts <text:s/></text:span></text:p>
          </draw:text-box>
        </draw:frame>
        <draw:frame draw:style-name="gr4" draw:text-style-name="P5" draw:layer="layout" svg:width="0.422cm" svg:height="0.496cm" svg:x="14.163cm" svg:y="24.938cm">
          <draw:text-box>
            <text:p text:style-name="P1"><text:span text:style-name="T10">4</text:span></text:p>
          </draw:text-box>
        </draw:frame>
        <draw:frame draw:style-name="gr2" draw:text-style-name="P3" draw:layer="layout" svg:width="0.388cm" svg:height="0.454cm" svg:x="14.396cm" svg:y="24.97cm">
          <draw:text-box>
            <text:p text:style-name="P1"><text:span text:style-name="T11"><text:s text:c="2"/></text:span></text:p>
          </draw:text-box>
        </draw:frame>
        <draw:frame draw:style-name="gr4" draw:text-style-name="P5" draw:layer="layout" svg:width="0.853cm" svg:height="0.496cm" svg:x="15.577cm" svg:y="24.938cm">
          <draw:text-box>
            <text:p text:style-name="P1"><text:span text:style-name="T10">High</text:span></text:p>
          </draw:text-box>
        </draw:frame>
        <draw:frame draw:style-name="gr2" draw:text-style-name="P3" draw:layer="layout" svg:width="0.388cm" svg:height="0.454cm" svg:x="16.429cm" svg:y="24.97cm">
          <draw:text-box>
            <text:p text:style-name="P1"><text:span text:style-name="T11"><text:s text:c="2"/></text:span></text:p>
          </draw:text-box>
        </draw:frame>
        <draw:frame draw:style-name="gr4" draw:text-style-name="P5" draw:layer="layout" svg:width="1.827cm" svg:height="0.496cm" svg:x="17.165cm" svg:y="24.938cm">
          <draw:text-box>
            <text:p text:style-name="P1"><text:span text:style-name="T10">O. Sravani</text:span></text:p>
          </draw:text-box>
        </draw:frame>
        <draw:frame draw:style-name="gr2" draw:text-style-name="P3" draw:layer="layout" svg:width="0.388cm" svg:height="0.454cm" svg:x="18.99cm" svg:y="24.97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388cm" svg:height="0.39cm" svg:x="19.075cm" svg:y="25.048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422cm" svg:height="0.496cm" svg:x="2.511cm" svg:y="25.471cm">
          <draw:text-box>
            <text:p text:style-name="P1"><text:span text:style-name="T10">2</text:span></text:p>
          </draw:text-box>
        </draw:frame>
        <draw:frame draw:style-name="gr4" draw:text-style-name="P5" draw:layer="layout" svg:width="0.422cm" svg:height="0.475cm" svg:x="2.744cm" svg:y="25.49cm">
          <draw:text-box>
            <text:p text:style-name="P1"><text:span text:style-name="T12"><text:s/></text:span></text:p>
          </draw:text-box>
        </draw:frame>
        <draw:frame draw:style-name="gr4" draw:text-style-name="P5" draw:layer="layout" svg:width="1.602cm" svg:height="0.496cm" svg:x="3.917cm" svg:y="25.471cm">
          <draw:text-box>
            <text:p text:style-name="P1"><text:span text:style-name="T10">Tracking</text:span></text:p>
          </draw:text-box>
        </draw:frame>
        <draw:frame draw:style-name="gr2" draw:text-style-name="P3" draw:layer="layout" svg:width="0.388cm" svg:height="0.454cm" svg:x="5.517cm" svg:y="25.503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388cm" svg:height="0.39cm" svg:x="5.606cm" svg:y="25.581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1.856cm" svg:height="0.496cm" svg:x="8.892cm" svg:y="26.009cm">
          <draw:text-box>
            <text:p text:style-name="P1"><text:span text:style-name="T10">inventory.</text:span></text:p>
          </draw:text-box>
        </draw:frame>
        <draw:frame draw:style-name="gr2" draw:text-style-name="P3" draw:layer="layout" svg:width="0.388cm" svg:height="0.454cm" svg:x="10.746cm" svg:y="26.041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388cm" svg:height="0.39cm" svg:x="10.831cm" svg:y="26.119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4.968cm" svg:height="0.496cm" svg:x="8.883cm" svg:y="26.606cm">
          <draw:text-box>
            <text:p text:style-name="P1"><text:span text:style-name="T10">As a cashier, I can generate </text:span></text:p>
          </draw:text-box>
        </draw:frame>
        <draw:frame draw:style-name="gr2" draw:text-style-name="P3" draw:layer="layout" svg:width="0.388cm" svg:height="0.39cm" svg:x="13.845cm" svg:y="26.71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511cm" svg:y="27.249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3.482cm" svg:height="0.496cm" svg:x="2.537cm" svg:y="27.139cm">
          <draw:text-box>
            <text:p text:style-name="P1"><text:span text:style-name="T10">Sprint- Billing and <text:s/></text:span></text:p>
          </draw:text-box>
        </draw:frame>
        <draw:frame draw:style-name="gr4" draw:text-style-name="P5" draw:layer="layout" svg:width="1.666cm" svg:height="0.496cm" svg:x="17.17cm" svg:y="27.139cm">
          <draw:text-box>
            <text:p text:style-name="P1"><text:span text:style-name="T10">N. Durga </text:span></text:p>
          </draw:text-box>
        </draw:frame>
        <draw:frame draw:style-name="gr2" draw:text-style-name="P3" draw:layer="layout" svg:width="0.388cm" svg:height="0.39cm" svg:x="18.838cm" svg:y="27.24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511cm" svg:y="27.787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1.149cm" svg:height="0.496cm" svg:x="6.953cm" svg:y="27.677cm">
          <draw:text-box>
            <text:p text:style-name="P1"><text:span text:style-name="T10">USN-5</text:span></text:p>
          </draw:text-box>
        </draw:frame>
        <draw:frame draw:style-name="gr2" draw:text-style-name="P3" draw:layer="layout" svg:width="0.388cm" svg:height="0.454cm" svg:x="8.1cm" svg:y="27.709cm">
          <draw:text-box>
            <text:p text:style-name="P1"><text:span text:style-name="T11"><text:s text:c="2"/></text:span></text:p>
          </draw:text-box>
        </draw:frame>
        <draw:frame draw:style-name="gr4" draw:text-style-name="P5" draw:layer="layout" svg:width="3.956cm" svg:height="0.496cm" svg:x="8.888cm" svg:y="27.677cm">
          <draw:text-box>
            <text:p text:style-name="P1"><text:span text:style-name="T10">invoices and manage <text:s/></text:span></text:p>
          </draw:text-box>
        </draw:frame>
        <draw:frame draw:style-name="gr4" draw:text-style-name="P5" draw:layer="layout" svg:width="0.422cm" svg:height="0.496cm" svg:x="14.163cm" svg:y="27.677cm">
          <draw:text-box>
            <text:p text:style-name="P1"><text:span text:style-name="T10">4</text:span></text:p>
          </draw:text-box>
        </draw:frame>
        <draw:frame draw:style-name="gr2" draw:text-style-name="P3" draw:layer="layout" svg:width="0.388cm" svg:height="0.454cm" svg:x="14.396cm" svg:y="27.709cm">
          <draw:text-box>
            <text:p text:style-name="P1"><text:span text:style-name="T11"><text:s text:c="2"/></text:span></text:p>
          </draw:text-box>
        </draw:frame>
        <draw:frame draw:style-name="gr4" draw:text-style-name="P5" draw:layer="layout" svg:width="1.492cm" svg:height="0.496cm" svg:x="15.577cm" svg:y="27.677cm">
          <draw:text-box>
            <text:p text:style-name="P1"><text:span text:style-name="T10">Medium</text:span></text:p>
          </draw:text-box>
        </draw:frame>
        <draw:frame draw:style-name="gr2" draw:text-style-name="P3" draw:layer="layout" svg:width="0.388cm" svg:height="0.454cm" svg:x="17.068cm" svg:y="27.709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388cm" svg:height="0.39cm" svg:x="17.153cm" svg:y="27.787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422cm" svg:height="0.496cm" svg:x="2.511cm" svg:y="28.211cm">
          <draw:text-box>
            <text:p text:style-name="P1"><text:span text:style-name="T10">3</text:span></text:p>
          </draw:text-box>
        </draw:frame>
        <draw:frame draw:style-name="gr4" draw:text-style-name="P5" draw:layer="layout" svg:width="0.422cm" svg:height="0.475cm" svg:x="2.744cm" svg:y="28.23cm">
          <draw:text-box>
            <text:p text:style-name="P1"><text:span text:style-name="T12"><text:s/></text:span></text:p>
          </draw:text-box>
        </draw:frame>
        <draw:frame draw:style-name="gr4" draw:text-style-name="P5" draw:layer="layout" svg:width="1.602cm" svg:height="0.496cm" svg:x="3.917cm" svg:y="28.211cm">
          <draw:text-box>
            <text:p text:style-name="P1"><text:span text:style-name="T10">Payment</text:span></text:p>
          </draw:text-box>
        </draw:frame>
        <draw:frame draw:style-name="gr2" draw:text-style-name="P3" draw:layer="layout" svg:width="0.388cm" svg:height="0.454cm" svg:x="5.517cm" svg:y="28.243cm">
          <draw:text-box>
            <text:p text:style-name="P1"><text:span text:style-name="T11"><text:s text:c="2"/></text:span></text:p>
          </draw:text-box>
        </draw:frame>
        <draw:frame draw:style-name="gr4" draw:text-style-name="P5" draw:layer="layout" svg:width="1.848cm" svg:height="0.496cm" svg:x="6.321cm" svg:y="28.211cm">
          <draw:text-box>
            <text:p text:style-name="P1"><text:span text:style-name="T10">Mahendra</text:span></text:p>
          </draw:text-box>
        </draw:frame>
        <draw:frame draw:style-name="gr2" draw:text-style-name="P3" draw:layer="layout" svg:width="0.388cm" svg:height="0.454cm" svg:x="8.168cm" svg:y="28.243cm">
          <draw:text-box>
            <text:p text:style-name="P1"><text:span text:style-name="T11"><text:s/></text:span></text:p>
          </draw:text-box>
        </draw:frame>
        <draw:polygon draw:style-name="gr5" draw:text-style-name="P6" draw:layer="layout" svg:width="0.017cm" svg:height="0.187cm" svg:x="2.354cm" svg:y="2.429cm" svg:viewBox="0 0 18 188" draw:points="0,188 18,188 18,0 0,0">
          <text:p/>
        </draw:polygon>
        <draw:polygon draw:style-name="gr5" draw:text-style-name="P6" draw:layer="layout" svg:width="0.017cm" svg:height="0.017cm" svg:x="2.354cm" svg:y="2.429cm" svg:viewBox="0 0 18 18" draw:points="0,18 18,18 18,0 0,0">
          <text:p/>
        </draw:polygon>
        <draw:polygon draw:style-name="gr5" draw:text-style-name="P6" draw:layer="layout" svg:width="17.046cm" svg:height="0.017cm" svg:x="2.371cm" svg:y="2.429cm" svg:viewBox="0 0 17047 18" draw:points="0,18 17047,18 17047,0 0,0">
          <text:p/>
        </draw:polygon>
        <draw:polygon draw:style-name="gr5" draw:text-style-name="P6" draw:layer="layout" svg:width="0.017cm" svg:height="0.187cm" svg:x="19.417cm" svg:y="2.429cm" svg:viewBox="0 0 18 188" draw:points="0,188 18,188 18,0 0,0">
          <text:p/>
        </draw:polygon>
        <draw:polygon draw:style-name="gr5" draw:text-style-name="P6" draw:layer="layout" svg:width="0.017cm" svg:height="0.017cm" svg:x="19.417cm" svg:y="2.429cm" svg:viewBox="0 0 18 18" draw:points="0,18 18,18 18,0 0,0">
          <text:p/>
        </draw:polygon>
        <draw:polygon draw:style-name="gr5" draw:text-style-name="P6" draw:layer="layout" svg:width="0.017cm" svg:height="26.632cm" svg:x="2.354cm" svg:y="2.616cm" svg:viewBox="0 0 18 26633" draw:points="0,26633 18,26633 18,0 0,0">
          <text:p/>
        </draw:polygon>
        <draw:polygon draw:style-name="gr5" draw:text-style-name="P6" draw:layer="layout" svg:width="0.017cm" svg:height="0.017cm" svg:x="2.354cm" svg:y="29.248cm" svg:viewBox="0 0 18 18" draw:points="0,18 18,18 18,0 0,0">
          <text:p/>
        </draw:polygon>
        <draw:polygon draw:style-name="gr5" draw:text-style-name="P6" draw:layer="layout" svg:width="0.017cm" svg:height="0.017cm" svg:x="2.354cm" svg:y="29.248cm" svg:viewBox="0 0 18 18" draw:points="0,18 18,18 18,0 0,0">
          <text:p/>
        </draw:polygon>
        <draw:polygon draw:style-name="gr5" draw:text-style-name="P6" draw:layer="layout" svg:width="17.046cm" svg:height="0.017cm" svg:x="2.371cm" svg:y="29.248cm" svg:viewBox="0 0 17047 18" draw:points="0,18 17047,18 17047,0 0,0">
          <text:p/>
        </draw:polygon>
        <draw:polygon draw:style-name="gr5" draw:text-style-name="P6" draw:layer="layout" svg:width="0.017cm" svg:height="26.632cm" svg:x="19.417cm" svg:y="2.616cm" svg:viewBox="0 0 18 26633" draw:points="0,26633 18,26633 18,0 0,0">
          <text:p/>
        </draw:polygon>
        <draw:polygon draw:style-name="gr5" draw:text-style-name="P6" draw:layer="layout" svg:width="0.017cm" svg:height="0.017cm" svg:x="19.417cm" svg:y="29.248cm" svg:viewBox="0 0 18 18" draw:points="0,18 18,18 18,0 0,0">
          <text:p/>
        </draw:polygon>
        <draw:polygon draw:style-name="gr5" draw:text-style-name="P6" draw:layer="layout" svg:width="0.017cm" svg:height="0.017cm" svg:x="19.417cm" svg:y="29.248cm" svg:viewBox="0 0 18 18" draw:points="0,18 18,18 18,0 0,0">
          <text:p/>
        </draw:polygon>
        <draw:frame draw:style-name="gr2" draw:text-style-name="P3" draw:layer="layout" svg:width="0.388cm" svg:height="0.39cm" svg:x="8.253cm" svg:y="28.321cm">
          <draw:text-box>
            <text:p text:style-name="P1"><text:span text:style-name="T2"><text:s/></text:span></text:p>
          </draw:text-box>
        </draw:frame>
      </draw:page>
      <draw:page draw:name="page2" draw:style-name="dp1" draw:master-page-name="master-page3">
        <draw:frame draw:style-name="gr4" draw:text-style-name="P5" draw:layer="layout" svg:width="4.384cm" svg:height="0.496cm" svg:x="8.879cm" svg:y="2.616cm">
          <draw:text-box>
            <text:p text:style-name="P1"><text:span text:style-name="T10">payments after services.</text:span></text:p>
          </draw:text-box>
        </draw:frame>
        <draw:frame draw:style-name="gr2" draw:text-style-name="P3" draw:layer="layout" svg:width="0.388cm" svg:height="0.454cm" svg:x="13.261cm" svg:y="2.648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388cm" svg:height="0.39cm" svg:x="13.346cm" svg:y="2.726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5.082cm" svg:height="0.496cm" svg:x="8.883cm" svg:y="3.222cm">
          <draw:text-box>
            <text:p text:style-name="P1"><text:span text:style-name="T10">As a customer, I can receive </text:span></text:p>
          </draw:text-box>
        </draw:frame>
        <draw:frame draw:style-name="gr2" draw:text-style-name="P3" draw:layer="layout" svg:width="0.388cm" svg:height="0.39cm" svg:x="13.968cm" svg:y="3.33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511cm" svg:y="3.87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3.681cm" svg:height="0.496cm" svg:x="2.541cm" svg:y="3.76cm">
          <draw:text-box>
            <text:p text:style-name="P1"><text:span text:style-name="T10">Sprint- Notification <text:s/></text:span></text:p>
          </draw:text-box>
        </draw:frame>
        <draw:frame draw:style-name="gr4" draw:text-style-name="P5" draw:layer="layout" svg:width="4.811cm" svg:height="0.496cm" svg:x="8.892cm" svg:y="3.76cm">
          <draw:text-box>
            <text:p text:style-name="P1"><text:span text:style-name="T10">SMS or email notifications </text:span></text:p>
          </draw:text-box>
        </draw:frame>
        <draw:frame draw:style-name="gr2" draw:text-style-name="P3" draw:layer="layout" svg:width="0.388cm" svg:height="0.39cm" svg:x="13.693cm" svg:y="3.8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511cm" svg:y="4.403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1.149cm" svg:height="0.496cm" svg:x="6.953cm" svg:y="4.293cm">
          <draw:text-box>
            <text:p text:style-name="P1"><text:span text:style-name="T10">USN-6</text:span></text:p>
          </draw:text-box>
        </draw:frame>
        <draw:frame draw:style-name="gr2" draw:text-style-name="P3" draw:layer="layout" svg:width="0.388cm" svg:height="0.454cm" svg:x="8.1cm" svg:y="4.325cm">
          <draw:text-box>
            <text:p text:style-name="P1"><text:span text:style-name="T11"><text:s text:c="2"/></text:span></text:p>
          </draw:text-box>
        </draw:frame>
        <draw:frame draw:style-name="gr4" draw:text-style-name="P5" draw:layer="layout" svg:width="0.422cm" svg:height="0.496cm" svg:x="14.163cm" svg:y="4.293cm">
          <draw:text-box>
            <text:p text:style-name="P1"><text:span text:style-name="T10">3</text:span></text:p>
          </draw:text-box>
        </draw:frame>
        <draw:frame draw:style-name="gr2" draw:text-style-name="P3" draw:layer="layout" svg:width="0.388cm" svg:height="0.454cm" svg:x="14.396cm" svg:y="4.325cm">
          <draw:text-box>
            <text:p text:style-name="P1"><text:span text:style-name="T11"><text:s text:c="2"/></text:span></text:p>
          </draw:text-box>
        </draw:frame>
        <draw:frame draw:style-name="gr4" draw:text-style-name="P5" draw:layer="layout" svg:width="1.492cm" svg:height="0.496cm" svg:x="15.577cm" svg:y="4.293cm">
          <draw:text-box>
            <text:p text:style-name="P1"><text:span text:style-name="T10">Medium</text:span></text:p>
          </draw:text-box>
        </draw:frame>
        <draw:frame draw:style-name="gr2" draw:text-style-name="P3" draw:layer="layout" svg:width="0.388cm" svg:height="0.454cm" svg:x="17.068cm" svg:y="4.325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.45cm" svg:height="0.496cm" svg:x="17.153cm" svg:y="4.293cm">
          <draw:text-box>
            <text:p text:style-name="P1"><text:span text:style-name="T10">R. Kiran</text:span></text:p>
          </draw:text-box>
        </draw:frame>
        <draw:frame draw:style-name="gr2" draw:text-style-name="P3" draw:layer="layout" svg:width="0.388cm" svg:height="0.454cm" svg:x="18.601cm" svg:y="4.325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388cm" svg:height="0.39cm" svg:x="18.685cm" svg:y="4.403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422cm" svg:height="0.496cm" svg:x="2.511cm" svg:y="4.831cm">
          <draw:text-box>
            <text:p text:style-name="P1"><text:span text:style-name="T10">3</text:span></text:p>
          </draw:text-box>
        </draw:frame>
        <draw:frame draw:style-name="gr4" draw:text-style-name="P5" draw:layer="layout" svg:width="0.422cm" svg:height="0.475cm" svg:x="2.744cm" svg:y="4.85cm">
          <draw:text-box>
            <text:p text:style-name="P1"><text:span text:style-name="T12"><text:s/></text:span></text:p>
          </draw:text-box>
        </draw:frame>
        <draw:frame draw:style-name="gr4" draw:text-style-name="P5" draw:layer="layout" svg:width="1.31cm" svg:height="0.496cm" svg:x="3.917cm" svg:y="4.831cm">
          <draw:text-box>
            <text:p text:style-name="P1"><text:span text:style-name="T10">System</text:span></text:p>
          </draw:text-box>
        </draw:frame>
        <draw:frame draw:style-name="gr2" draw:text-style-name="P3" draw:layer="layout" svg:width="0.388cm" svg:height="0.454cm" svg:x="5.225cm" svg:y="4.863cm">
          <draw:text-box>
            <text:p text:style-name="P1"><text:span text:style-name="T11"><text:s text:c="2"/></text:span></text:p>
          </draw:text-box>
        </draw:frame>
        <draw:frame draw:style-name="gr4" draw:text-style-name="P5" draw:layer="layout" svg:width="4.472cm" svg:height="0.496cm" svg:x="6.321cm" svg:y="4.831cm">
          <draw:text-box>
            <text:p text:style-name="P1"><text:span text:style-name="T10">about service status and </text:span></text:p>
          </draw:text-box>
        </draw:frame>
        <draw:frame draw:style-name="gr2" draw:text-style-name="P3" draw:layer="layout" svg:width="0.388cm" svg:height="0.39cm" svg:x="10.788cm" svg:y="4.941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2.136cm" svg:height="0.496cm" svg:x="8.888cm" svg:y="5.364cm">
          <draw:text-box>
            <text:p text:style-name="P1"><text:span text:style-name="T10">completion.</text:span></text:p>
          </draw:text-box>
        </draw:frame>
        <draw:frame draw:style-name="gr2" draw:text-style-name="P3" draw:layer="layout" svg:width="0.388cm" svg:height="0.454cm" svg:x="11.021cm" svg:y="5.397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388cm" svg:height="0.39cm" svg:x="11.102cm" svg:y="5.474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5.251cm" svg:height="0.496cm" svg:x="8.883cm" svg:y="5.97cm">
          <draw:text-box>
            <text:p text:style-name="P1"><text:span text:style-name="T10">As a manager, I can generate </text:span></text:p>
          </draw:text-box>
        </draw:frame>
        <draw:frame draw:style-name="gr2" draw:text-style-name="P3" draw:layer="layout" svg:width="0.388cm" svg:height="0.39cm" svg:x="14.133cm" svg:y="6.08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3.266cm" svg:height="0.496cm" svg:x="2.511cm" svg:y="6.507cm">
          <draw:text-box>
            <text:p text:style-name="P1"><text:span text:style-name="T10">Sprint- Reports &amp; </text:span></text:p>
          </draw:text-box>
        </draw:frame>
        <draw:frame draw:style-name="gr2" draw:text-style-name="P3" draw:layer="layout" svg:width="0.388cm" svg:height="0.39cm" svg:x="5.771cm" svg:y="6.61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511cm" svg:y="7.151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1.149cm" svg:height="0.496cm" svg:x="6.953cm" svg:y="7.041cm">
          <draw:text-box>
            <text:p text:style-name="P1"><text:span text:style-name="T10">USN-7</text:span></text:p>
          </draw:text-box>
        </draw:frame>
        <draw:frame draw:style-name="gr2" draw:text-style-name="P3" draw:layer="layout" svg:width="0.388cm" svg:height="0.454cm" svg:x="8.1cm" svg:y="7.073cm">
          <draw:text-box>
            <text:p text:style-name="P1"><text:span text:style-name="T11"><text:s text:c="2"/></text:span></text:p>
          </draw:text-box>
        </draw:frame>
        <draw:frame draw:style-name="gr4" draw:text-style-name="P5" draw:layer="layout" svg:width="4.773cm" svg:height="0.496cm" svg:x="8.892cm" svg:y="7.041cm">
          <draw:text-box>
            <text:p text:style-name="P1"><text:span text:style-name="T10">daily/weekly reports and <text:s/></text:span></text:p>
          </draw:text-box>
        </draw:frame>
        <draw:frame draw:style-name="gr4" draw:text-style-name="P5" draw:layer="layout" svg:width="0.422cm" svg:height="0.496cm" svg:x="14.163cm" svg:y="7.041cm">
          <draw:text-box>
            <text:p text:style-name="P1"><text:span text:style-name="T10">2</text:span></text:p>
          </draw:text-box>
        </draw:frame>
        <draw:frame draw:style-name="gr2" draw:text-style-name="P3" draw:layer="layout" svg:width="0.388cm" svg:height="0.454cm" svg:x="14.396cm" svg:y="7.073cm">
          <draw:text-box>
            <text:p text:style-name="P1"><text:span text:style-name="T11"><text:s text:c="2"/></text:span></text:p>
          </draw:text-box>
        </draw:frame>
        <draw:frame draw:style-name="gr4" draw:text-style-name="P5" draw:layer="layout" svg:width="0.781cm" svg:height="0.496cm" svg:x="15.577cm" svg:y="7.041cm">
          <draw:text-box>
            <text:p text:style-name="P1"><text:span text:style-name="T10">Low</text:span></text:p>
          </draw:text-box>
        </draw:frame>
        <draw:frame draw:style-name="gr2" draw:text-style-name="P3" draw:layer="layout" svg:width="0.388cm" svg:height="0.454cm" svg:x="16.357cm" svg:y="7.073cm">
          <draw:text-box>
            <text:p text:style-name="P1"><text:span text:style-name="T11"><text:s text:c="2"/></text:span></text:p>
          </draw:text-box>
        </draw:frame>
        <draw:frame draw:style-name="gr4" draw:text-style-name="P5" draw:layer="layout" svg:width="1.827cm" svg:height="0.496cm" svg:x="17.165cm" svg:y="7.041cm">
          <draw:text-box>
            <text:p text:style-name="P1"><text:span text:style-name="T10">O. Sravani</text:span></text:p>
          </draw:text-box>
        </draw:frame>
        <draw:frame draw:style-name="gr2" draw:text-style-name="P3" draw:layer="layout" svg:width="0.388cm" svg:height="0.454cm" svg:x="18.99cm" svg:y="7.073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388cm" svg:height="0.39cm" svg:x="19.075cm" svg:y="7.151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422cm" svg:height="0.496cm" svg:x="2.511cm" svg:y="7.578cm">
          <draw:text-box>
            <text:p text:style-name="P1"><text:span text:style-name="T10">4</text:span></text:p>
          </draw:text-box>
        </draw:frame>
        <draw:frame draw:style-name="gr4" draw:text-style-name="P5" draw:layer="layout" svg:width="0.422cm" svg:height="0.475cm" svg:x="2.744cm" svg:y="7.597cm">
          <draw:text-box>
            <text:p text:style-name="P1"><text:span text:style-name="T12"><text:s/></text:span></text:p>
          </draw:text-box>
        </draw:frame>
        <draw:frame draw:style-name="gr4" draw:text-style-name="P5" draw:layer="layout" svg:width="1.725cm" svg:height="0.496cm" svg:x="3.917cm" svg:y="7.578cm">
          <draw:text-box>
            <text:p text:style-name="P1"><text:span text:style-name="T10">Feedback</text:span></text:p>
          </draw:text-box>
        </draw:frame>
        <draw:frame draw:style-name="gr2" draw:text-style-name="P3" draw:layer="layout" svg:width="0.388cm" svg:height="0.454cm" svg:x="5.64cm" svg:y="7.611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388cm" svg:height="0.39cm" svg:x="5.724cm" svg:y="7.688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4.464cm" svg:height="0.496cm" svg:x="8.883cm" svg:y="8.112cm">
          <draw:text-box>
            <text:p text:style-name="P1"><text:span text:style-name="T10">view customer feedback.</text:span></text:p>
          </draw:text-box>
        </draw:frame>
        <draw:frame draw:style-name="gr2" draw:text-style-name="P3" draw:layer="layout" svg:width="0.388cm" svg:height="0.454cm" svg:x="13.35cm" svg:y="8.144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388cm" svg:height="0.39cm" svg:x="13.435cm" svg:y="8.22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94cm" svg:height="0.581cm" svg:x="2.511cm" svg:y="8.64cm">
          <draw:text-box>
            <text:p text:style-name="P1"><text:span text:style-name="T13"><text:s/></text:span></text:p>
          </draw:text-box>
        </draw:frame>
        <draw:frame draw:style-name="gr2" draw:text-style-name="P3" draw:layer="layout" svg:width="0.388cm" svg:height="0.39cm" svg:x="2.621cm" svg:y="8.81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94cm" svg:height="0.581cm" svg:x="2.511cm" svg:y="9.154cm">
          <draw:text-box>
            <text:p text:style-name="P1"><text:span text:style-name="T13"><text:s/></text:span></text:p>
          </draw:text-box>
        </draw:frame>
        <draw:frame draw:style-name="gr2" draw:text-style-name="P3" draw:layer="layout" svg:width="0.388cm" svg:height="0.39cm" svg:x="2.621cm" svg:y="9.33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94cm" svg:height="0.581cm" svg:x="2.511cm" svg:y="9.666cm">
          <draw:text-box>
            <text:p text:style-name="P1"><text:span text:style-name="T13"><text:s/></text:span></text:p>
          </draw:text-box>
        </draw:frame>
        <draw:frame draw:style-name="gr2" draw:text-style-name="P3" draw:layer="layout" svg:width="0.388cm" svg:height="0.39cm" svg:x="2.621cm" svg:y="9.844cm">
          <draw:text-box>
            <text:p text:style-name="P1"><text:span text:style-name="T2"><text:s/></text:span></text:p>
          </draw:text-box>
        </draw:frame>
        <draw:frame draw:style-name="gr7" draw:text-style-name="P8" draw:layer="layout" svg:width="14.036cm" svg:height="0.661cm" svg:x="2.511cm" svg:y="10.347cm">
          <draw:text-box>
            <text:p text:style-name="P1"><text:span text:style-name="T14">Project Tracker, Velocity &amp; Burndown Chart (4 Marks)</text:span></text:p>
          </draw:text-box>
        </draw:frame>
        <draw:polygon draw:style-name="gr5" draw:text-style-name="P6" draw:layer="layout" svg:width="14.078cm" svg:height="0.042cm" svg:x="2.511cm" svg:y="10.911cm" svg:viewBox="0 0 14079 43" draw:points="0,43 14079,43 14079,0 0,0">
          <text:p/>
        </draw:polygon>
        <draw:frame draw:style-name="gr1" draw:text-style-name="P2" draw:layer="layout" svg:width="0.634cm" svg:height="0.746cm" svg:x="16.59cm" svg:y="10.278cm">
          <draw:text-box>
            <text:p text:style-name="P1"><text:span text:style-name="T15"><text:s text:c="2"/></text:span></text:p>
          </draw:text-box>
        </draw:frame>
        <draw:frame draw:style-name="gr1" draw:text-style-name="P2" draw:layer="layout" svg:width="0.634cm" svg:height="0.746cm" svg:x="2.511cm" svg:y="11.061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1.179cm" svg:height="0.471cm" svg:x="2.511cm" svg:y="11.884cm">
          <draw:text-box>
            <text:p text:style-name="P1"><text:span text:style-name="T8">Total <text:s/></text:span></text:p>
          </draw:text-box>
        </draw:frame>
        <draw:frame draw:style-name="gr4" draw:text-style-name="P5" draw:layer="layout" svg:width="1.369cm" svg:height="0.471cm" svg:x="4.281cm" svg:y="11.884cm">
          <draw:text-box>
            <text:p text:style-name="P1"><text:span text:style-name="T8">Sprint <text:s/></text:span></text:p>
          </draw:text-box>
        </draw:frame>
        <draw:frame draw:style-name="gr4" draw:text-style-name="P5" draw:layer="layout" svg:width="2.33cm" svg:height="0.471cm" svg:x="7.406cm" svg:y="11.884cm">
          <draw:text-box>
            <text:p text:style-name="P1"><text:span text:style-name="T8">Story Points </text:span></text:p>
          </draw:text-box>
        </draw:frame>
        <draw:frame draw:style-name="gr2" draw:text-style-name="P3" draw:layer="layout" svg:width="0.388cm" svg:height="0.39cm" svg:x="9.734cm" svg:y="11.96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511cm" svg:y="12.494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2.233cm" svg:height="0.471cm" svg:x="9.861cm" svg:y="12.409cm">
          <draw:text-box>
            <text:p text:style-name="P1"><text:span text:style-name="T8">Sprint End <text:s/></text:span></text:p>
          </draw:text-box>
        </draw:frame>
        <draw:frame draw:style-name="gr4" draw:text-style-name="P5" draw:layer="layout" svg:width="2.728cm" svg:height="0.471cm" svg:x="16.556cm" svg:y="12.409cm">
          <draw:text-box>
            <text:p text:style-name="P1"><text:span text:style-name="T8">Sprint Release </text:span></text:p>
          </draw:text-box>
        </draw:frame>
        <draw:frame draw:style-name="gr2" draw:text-style-name="P3" draw:layer="layout" svg:width="0.388cm" svg:height="0.39cm" svg:x="19.282cm" svg:y="12.49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511cm" svg:y="13.019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1.158cm" svg:height="0.471cm" svg:x="2.6cm" svg:y="12.934cm">
          <draw:text-box>
            <text:p text:style-name="P1"><text:span text:style-name="T8">Sprint</text:span></text:p>
          </draw:text-box>
        </draw:frame>
        <draw:frame draw:style-name="gr2" draw:text-style-name="P3" draw:layer="layout" svg:width="0.388cm" svg:height="0.433cm" svg:x="3.756cm" svg:y="12.964cm">
          <draw:text-box>
            <text:p text:style-name="P1"><text:span text:style-name="T9"><text:s text:c="2"/></text:span></text:p>
          </draw:text-box>
        </draw:frame>
        <draw:frame draw:style-name="gr4" draw:text-style-name="P5" draw:layer="layout" svg:width="1.2cm" svg:height="0.471cm" svg:x="4.365cm" svg:y="12.934cm">
          <draw:text-box>
            <text:p text:style-name="P1"><text:span text:style-name="T8">Story <text:s/></text:span></text:p>
          </draw:text-box>
        </draw:frame>
        <draw:frame draw:style-name="gr4" draw:text-style-name="P5" draw:layer="layout" svg:width="1.649cm" svg:height="0.471cm" svg:x="5.864cm" svg:y="12.934cm">
          <draw:text-box>
            <text:p text:style-name="P1"><text:span text:style-name="T8">Duration</text:span></text:p>
          </draw:text-box>
        </draw:frame>
        <draw:frame draw:style-name="gr2" draw:text-style-name="P3" draw:layer="layout" svg:width="0.388cm" svg:height="0.433cm" svg:x="7.512cm" svg:y="12.964cm">
          <draw:text-box>
            <text:p text:style-name="P1"><text:span text:style-name="T9"><text:s text:c="2"/></text:span></text:p>
          </draw:text-box>
        </draw:frame>
        <draw:frame draw:style-name="gr4" draw:text-style-name="P5" draw:layer="layout" svg:width="1.128cm" svg:height="0.471cm" svg:x="8.058cm" svg:y="12.934cm">
          <draw:text-box>
            <text:p text:style-name="P1"><text:span text:style-name="T8">Start <text:s/></text:span></text:p>
          </draw:text-box>
        </draw:frame>
        <draw:frame draw:style-name="gr4" draw:text-style-name="P5" draw:layer="layout" svg:width="3.257cm" svg:height="0.471cm" svg:x="12.868cm" svg:y="12.934cm">
          <draw:text-box>
            <text:p text:style-name="P1"><text:span text:style-name="T8">Completed (as on </text:span></text:p>
          </draw:text-box>
        </draw:frame>
        <draw:frame draw:style-name="gr2" draw:text-style-name="P3" draw:layer="layout" svg:width="0.388cm" svg:height="0.39cm" svg:x="16.124cm" svg:y="13.019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2.716cm" svg:height="0.471cm" svg:x="9.408cm" svg:y="13.459cm">
          <draw:text-box>
            <text:p text:style-name="P1"><text:span text:style-name="T8">Date (Planned)</text:span></text:p>
          </draw:text-box>
        </draw:frame>
        <draw:frame draw:style-name="gr2" draw:text-style-name="P3" draw:layer="layout" svg:width="0.388cm" svg:height="0.39cm" svg:x="12.127cm" svg:y="13.54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511cm" svg:y="14.281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1.132cm" svg:height="0.471cm" svg:x="4.293cm" svg:y="14.196cm">
          <draw:text-box>
            <text:p text:style-name="P1"><text:span text:style-name="T8">Points</text:span></text:p>
          </draw:text-box>
        </draw:frame>
        <draw:frame draw:style-name="gr2" draw:text-style-name="P3" draw:layer="layout" svg:width="0.388cm" svg:height="0.433cm" svg:x="5.419cm" svg:y="14.226cm">
          <draw:text-box>
            <text:p text:style-name="P1"><text:span text:style-name="T9"><text:s text:c="2"/></text:span></text:p>
          </draw:text-box>
        </draw:frame>
        <draw:frame draw:style-name="gr4" draw:text-style-name="P5" draw:layer="layout" svg:width="0.844cm" svg:height="0.471cm" svg:x="8.1cm" svg:y="14.196cm">
          <draw:text-box>
            <text:p text:style-name="P1"><text:span text:style-name="T8">Date</text:span></text:p>
          </draw:text-box>
        </draw:frame>
        <draw:frame draw:style-name="gr2" draw:text-style-name="P3" draw:layer="layout" svg:width="0.388cm" svg:height="0.433cm" svg:x="8.943cm" svg:y="14.226cm">
          <draw:text-box>
            <text:p text:style-name="P1"><text:span text:style-name="T9"><text:s text:c="2"/></text:span></text:p>
          </draw:text-box>
        </draw:frame>
        <draw:frame draw:style-name="gr2" draw:text-style-name="P3" draw:layer="layout" svg:width="0.388cm" svg:height="0.433cm" svg:x="12.228cm" svg:y="14.014cm">
          <draw:text-box>
            <text:p text:style-name="P1"><text:span text:style-name="T9"><text:s text:c="2"/></text:span></text:p>
          </draw:text-box>
        </draw:frame>
        <draw:frame draw:style-name="gr4" draw:text-style-name="P5" draw:layer="layout" svg:width="3.439cm" svg:height="0.471cm" svg:x="12.719cm" svg:y="14.196cm">
          <draw:text-box>
            <text:p text:style-name="P1"><text:span text:style-name="T8">Planned End Date)</text:span></text:p>
          </draw:text-box>
        </draw:frame>
        <draw:frame draw:style-name="gr2" draw:text-style-name="P3" draw:layer="layout" svg:width="0.388cm" svg:height="0.433cm" svg:x="16.154cm" svg:y="14.226cm">
          <draw:text-box>
            <text:p text:style-name="P1"><text:span text:style-name="T9"><text:s text:c="2"/></text:span></text:p>
          </draw:text-box>
        </draw:frame>
        <draw:frame draw:style-name="gr4" draw:text-style-name="P5" draw:layer="layout" svg:width="2.428cm" svg:height="0.471cm" svg:x="16.746cm" svg:y="13.95cm">
          <draw:text-box>
            <text:p text:style-name="P1"><text:span text:style-name="T8">Date (Actual)</text:span></text:p>
          </draw:text-box>
        </draw:frame>
        <draw:frame draw:style-name="gr2" draw:text-style-name="P3" draw:layer="layout" svg:width="0.388cm" svg:height="0.433cm" svg:x="19.176cm" svg:y="14.014cm">
          <draw:text-box>
            <text:p text:style-name="P1"><text:span text:style-name="T9"><text:s/></text:span></text:p>
          </draw:text-box>
        </draw:frame>
        <draw:frame draw:style-name="gr2" draw:text-style-name="P3" draw:layer="layout" svg:width="0.388cm" svg:height="0.39cm" svg:x="19.278cm" svg:y="14.28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511cm" svg:y="14.89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1.357cm" svg:height="0.496cm" svg:x="2.52cm" svg:y="14.78cm">
          <draw:text-box>
            <text:p text:style-name="P1"><text:span text:style-name="T10">Sprint- </text:span></text:p>
          </draw:text-box>
        </draw:frame>
        <draw:frame draw:style-name="gr4" draw:text-style-name="P5" draw:layer="layout" svg:width="1.471cm" svg:height="0.496cm" svg:x="7.63cm" svg:y="14.78cm">
          <draw:text-box>
            <text:p text:style-name="P1"><text:span text:style-name="T10">01 NOV </text:span></text:p>
          </draw:text-box>
        </draw:frame>
        <draw:frame draw:style-name="gr2" draw:text-style-name="P3" draw:layer="layout" svg:width="0.388cm" svg:height="0.39cm" svg:x="9.108cm" svg:y="14.8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511cm" svg:y="15.425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468cm" svg:height="0.496cm" svg:x="3.955cm" svg:y="15.314cm">
          <draw:text-box>
            <text:p text:style-name="P1"><text:span text:style-name="T10">15</text:span></text:p>
          </draw:text-box>
        </draw:frame>
        <draw:frame draw:style-name="gr2" draw:text-style-name="P3" draw:layer="layout" svg:width="0.388cm" svg:height="0.454cm" svg:x="4.42cm" svg:y="15.347cm">
          <draw:text-box>
            <text:p text:style-name="P1"><text:span text:style-name="T11"><text:s text:c="2"/></text:span></text:p>
          </draw:text-box>
        </draw:frame>
        <draw:frame draw:style-name="gr4" draw:text-style-name="P5" draw:layer="layout" svg:width="1.209cm" svg:height="0.496cm" svg:x="5.868cm" svg:y="15.314cm">
          <draw:text-box>
            <text:p text:style-name="P1"><text:span text:style-name="T10">6 Days</text:span></text:p>
          </draw:text-box>
        </draw:frame>
        <draw:frame draw:style-name="gr2" draw:text-style-name="P3" draw:layer="layout" svg:width="0.388cm" svg:height="0.454cm" svg:x="7.076cm" svg:y="15.347cm">
          <draw:text-box>
            <text:p text:style-name="P1"><text:span text:style-name="T11"><text:s text:c="2"/></text:span></text:p>
          </draw:text-box>
        </draw:frame>
        <draw:frame draw:style-name="gr4" draw:text-style-name="P5" draw:layer="layout" svg:width="2.402cm" svg:height="0.496cm" svg:x="9.514cm" svg:y="15.314cm">
          <draw:text-box>
            <text:p text:style-name="P1"><text:span text:style-name="T10">06 NOV 2025</text:span></text:p>
          </draw:text-box>
        </draw:frame>
        <draw:frame draw:style-name="gr2" draw:text-style-name="P3" draw:layer="layout" svg:width="0.388cm" svg:height="0.454cm" svg:x="11.924cm" svg:y="15.347cm">
          <draw:text-box>
            <text:p text:style-name="P1"><text:span text:style-name="T11"><text:s text:c="2"/></text:span></text:p>
          </draw:text-box>
        </draw:frame>
        <draw:frame draw:style-name="gr4" draw:text-style-name="P5" draw:layer="layout" svg:width="0.468cm" svg:height="0.496cm" svg:x="12.351cm" svg:y="15.314cm">
          <draw:text-box>
            <text:p text:style-name="P1"><text:span text:style-name="T10">15</text:span></text:p>
          </draw:text-box>
        </draw:frame>
        <draw:frame draw:style-name="gr2" draw:text-style-name="P3" draw:layer="layout" svg:width="0.388cm" svg:height="0.454cm" svg:x="12.817cm" svg:y="15.347cm">
          <draw:text-box>
            <text:p text:style-name="P1"><text:span text:style-name="T11"><text:s text:c="2"/></text:span></text:p>
          </draw:text-box>
        </draw:frame>
        <draw:frame draw:style-name="gr4" draw:text-style-name="P5" draw:layer="layout" svg:width="2.402cm" svg:height="0.496cm" svg:x="16.649cm" svg:y="15.314cm">
          <draw:text-box>
            <text:p text:style-name="P1"><text:span text:style-name="T10">06 NOV 2025</text:span></text:p>
          </draw:text-box>
        </draw:frame>
        <draw:frame draw:style-name="gr2" draw:text-style-name="P3" draw:layer="layout" svg:width="0.388cm" svg:height="0.454cm" svg:x="19.058cm" svg:y="15.347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388cm" svg:height="0.39cm" svg:x="19.147cm" svg:y="15.425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422cm" svg:height="0.496cm" svg:x="2.511cm" svg:y="15.852cm">
          <draw:text-box>
            <text:p text:style-name="P1"><text:span text:style-name="T10">1</text:span></text:p>
          </draw:text-box>
        </draw:frame>
        <draw:frame draw:style-name="gr4" draw:text-style-name="P5" draw:layer="layout" svg:width="0.422cm" svg:height="0.475cm" svg:x="2.744cm" svg:y="15.871cm">
          <draw:text-box>
            <text:p text:style-name="P1"><text:span text:style-name="T12"><text:s/></text:span></text:p>
          </draw:text-box>
        </draw:frame>
        <draw:frame draw:style-name="gr4" draw:text-style-name="P5" draw:layer="layout" svg:width="0.933cm" svg:height="0.496cm" svg:x="7.63cm" svg:y="15.852cm">
          <draw:text-box>
            <text:p text:style-name="P1"><text:span text:style-name="T10">2025</text:span></text:p>
          </draw:text-box>
        </draw:frame>
        <draw:frame draw:style-name="gr2" draw:text-style-name="P3" draw:layer="layout" svg:width="0.388cm" svg:height="0.454cm" svg:x="8.566cm" svg:y="15.884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388cm" svg:height="0.39cm" svg:x="8.655cm" svg:y="15.96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511cm" svg:y="16.576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1.357cm" svg:height="0.496cm" svg:x="2.52cm" svg:y="16.466cm">
          <draw:text-box>
            <text:p text:style-name="P1"><text:span text:style-name="T10">Sprint- </text:span></text:p>
          </draw:text-box>
        </draw:frame>
        <draw:frame draw:style-name="gr4" draw:text-style-name="P5" draw:layer="layout" svg:width="1.471cm" svg:height="0.496cm" svg:x="7.63cm" svg:y="16.466cm">
          <draw:text-box>
            <text:p text:style-name="P1"><text:span text:style-name="T10">07 NOV </text:span></text:p>
          </draw:text-box>
        </draw:frame>
        <draw:frame draw:style-name="gr2" draw:text-style-name="P3" draw:layer="layout" svg:width="0.388cm" svg:height="0.39cm" svg:x="9.108cm" svg:y="16.57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511cm" svg:y="17.109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468cm" svg:height="0.496cm" svg:x="3.955cm" svg:y="16.999cm">
          <draw:text-box>
            <text:p text:style-name="P1"><text:span text:style-name="T10">18</text:span></text:p>
          </draw:text-box>
        </draw:frame>
        <draw:frame draw:style-name="gr2" draw:text-style-name="P3" draw:layer="layout" svg:width="0.388cm" svg:height="0.454cm" svg:x="4.42cm" svg:y="17.031cm">
          <draw:text-box>
            <text:p text:style-name="P1"><text:span text:style-name="T11"><text:s text:c="2"/></text:span></text:p>
          </draw:text-box>
        </draw:frame>
        <draw:frame draw:style-name="gr4" draw:text-style-name="P5" draw:layer="layout" svg:width="1.209cm" svg:height="0.496cm" svg:x="5.868cm" svg:y="16.999cm">
          <draw:text-box>
            <text:p text:style-name="P1"><text:span text:style-name="T10">6 Days</text:span></text:p>
          </draw:text-box>
        </draw:frame>
        <draw:frame draw:style-name="gr2" draw:text-style-name="P3" draw:layer="layout" svg:width="0.388cm" svg:height="0.454cm" svg:x="7.076cm" svg:y="17.031cm">
          <draw:text-box>
            <text:p text:style-name="P1"><text:span text:style-name="T11"><text:s text:c="2"/></text:span></text:p>
          </draw:text-box>
        </draw:frame>
        <draw:frame draw:style-name="gr4" draw:text-style-name="P5" draw:layer="layout" svg:width="2.402cm" svg:height="0.496cm" svg:x="9.514cm" svg:y="16.999cm">
          <draw:text-box>
            <text:p text:style-name="P1"><text:span text:style-name="T10">12 NOV 2025</text:span></text:p>
          </draw:text-box>
        </draw:frame>
        <draw:frame draw:style-name="gr2" draw:text-style-name="P3" draw:layer="layout" svg:width="0.388cm" svg:height="0.454cm" svg:x="11.924cm" svg:y="17.031cm">
          <draw:text-box>
            <text:p text:style-name="P1"><text:span text:style-name="T11"><text:s text:c="2"/></text:span></text:p>
          </draw:text-box>
        </draw:frame>
        <draw:frame draw:style-name="gr4" draw:text-style-name="P5" draw:layer="layout" svg:width="0.468cm" svg:height="0.496cm" svg:x="12.351cm" svg:y="16.999cm">
          <draw:text-box>
            <text:p text:style-name="P1"><text:span text:style-name="T10">18</text:span></text:p>
          </draw:text-box>
        </draw:frame>
        <draw:frame draw:style-name="gr2" draw:text-style-name="P3" draw:layer="layout" svg:width="0.388cm" svg:height="0.454cm" svg:x="12.817cm" svg:y="17.031cm">
          <draw:text-box>
            <text:p text:style-name="P1"><text:span text:style-name="T11"><text:s text:c="2"/></text:span></text:p>
          </draw:text-box>
        </draw:frame>
        <draw:frame draw:style-name="gr4" draw:text-style-name="P5" draw:layer="layout" svg:width="2.402cm" svg:height="0.496cm" svg:x="16.649cm" svg:y="16.999cm">
          <draw:text-box>
            <text:p text:style-name="P1"><text:span text:style-name="T10">12 NOV 2025</text:span></text:p>
          </draw:text-box>
        </draw:frame>
        <draw:frame draw:style-name="gr2" draw:text-style-name="P3" draw:layer="layout" svg:width="0.388cm" svg:height="0.454cm" svg:x="19.058cm" svg:y="17.031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388cm" svg:height="0.39cm" svg:x="19.147cm" svg:y="17.109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422cm" svg:height="0.496cm" svg:x="2.511cm" svg:y="17.537cm">
          <draw:text-box>
            <text:p text:style-name="P1"><text:span text:style-name="T10">2</text:span></text:p>
          </draw:text-box>
        </draw:frame>
        <draw:frame draw:style-name="gr4" draw:text-style-name="P5" draw:layer="layout" svg:width="0.422cm" svg:height="0.475cm" svg:x="2.744cm" svg:y="17.556cm">
          <draw:text-box>
            <text:p text:style-name="P1"><text:span text:style-name="T12"><text:s/></text:span></text:p>
          </draw:text-box>
        </draw:frame>
        <draw:frame draw:style-name="gr4" draw:text-style-name="P5" draw:layer="layout" svg:width="0.933cm" svg:height="0.496cm" svg:x="7.63cm" svg:y="17.537cm">
          <draw:text-box>
            <text:p text:style-name="P1"><text:span text:style-name="T10">2025</text:span></text:p>
          </draw:text-box>
        </draw:frame>
        <draw:frame draw:style-name="gr2" draw:text-style-name="P3" draw:layer="layout" svg:width="0.388cm" svg:height="0.454cm" svg:x="8.566cm" svg:y="17.569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388cm" svg:height="0.39cm" svg:x="8.655cm" svg:y="17.64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511cm" svg:y="18.261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1.357cm" svg:height="0.496cm" svg:x="2.52cm" svg:y="18.151cm">
          <draw:text-box>
            <text:p text:style-name="P1"><text:span text:style-name="T10">Sprint- </text:span></text:p>
          </draw:text-box>
        </draw:frame>
        <draw:frame draw:style-name="gr4" draw:text-style-name="P5" draw:layer="layout" svg:width="1.471cm" svg:height="0.496cm" svg:x="7.63cm" svg:y="18.151cm">
          <draw:text-box>
            <text:p text:style-name="P1"><text:span text:style-name="T10">13 NOV </text:span></text:p>
          </draw:text-box>
        </draw:frame>
        <draw:frame draw:style-name="gr2" draw:text-style-name="P3" draw:layer="layout" svg:width="0.388cm" svg:height="0.39cm" svg:x="9.108cm" svg:y="18.26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511cm" svg:y="18.798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468cm" svg:height="0.496cm" svg:x="3.955cm" svg:y="18.688cm">
          <draw:text-box>
            <text:p text:style-name="P1"><text:span text:style-name="T10">20</text:span></text:p>
          </draw:text-box>
        </draw:frame>
        <draw:frame draw:style-name="gr2" draw:text-style-name="P3" draw:layer="layout" svg:width="0.388cm" svg:height="0.454cm" svg:x="4.42cm" svg:y="18.721cm">
          <draw:text-box>
            <text:p text:style-name="P1"><text:span text:style-name="T11"><text:s text:c="2"/></text:span></text:p>
          </draw:text-box>
        </draw:frame>
        <draw:frame draw:style-name="gr4" draw:text-style-name="P5" draw:layer="layout" svg:width="1.209cm" svg:height="0.496cm" svg:x="5.868cm" svg:y="18.688cm">
          <draw:text-box>
            <text:p text:style-name="P1"><text:span text:style-name="T10">6 Days</text:span></text:p>
          </draw:text-box>
        </draw:frame>
        <draw:frame draw:style-name="gr2" draw:text-style-name="P3" draw:layer="layout" svg:width="0.388cm" svg:height="0.454cm" svg:x="7.076cm" svg:y="18.721cm">
          <draw:text-box>
            <text:p text:style-name="P1"><text:span text:style-name="T11"><text:s text:c="2"/></text:span></text:p>
          </draw:text-box>
        </draw:frame>
        <draw:frame draw:style-name="gr4" draw:text-style-name="P5" draw:layer="layout" svg:width="2.402cm" svg:height="0.496cm" svg:x="9.514cm" svg:y="18.688cm">
          <draw:text-box>
            <text:p text:style-name="P1"><text:span text:style-name="T10">18 NOV 2025</text:span></text:p>
          </draw:text-box>
        </draw:frame>
        <draw:frame draw:style-name="gr2" draw:text-style-name="P3" draw:layer="layout" svg:width="0.388cm" svg:height="0.454cm" svg:x="11.924cm" svg:y="18.721cm">
          <draw:text-box>
            <text:p text:style-name="P1"><text:span text:style-name="T11"><text:s text:c="2"/></text:span></text:p>
          </draw:text-box>
        </draw:frame>
        <draw:frame draw:style-name="gr4" draw:text-style-name="P5" draw:layer="layout" svg:width="0.468cm" svg:height="0.496cm" svg:x="12.351cm" svg:y="18.688cm">
          <draw:text-box>
            <text:p text:style-name="P1"><text:span text:style-name="T10">19</text:span></text:p>
          </draw:text-box>
        </draw:frame>
        <draw:frame draw:style-name="gr2" draw:text-style-name="P3" draw:layer="layout" svg:width="0.388cm" svg:height="0.454cm" svg:x="12.817cm" svg:y="18.721cm">
          <draw:text-box>
            <text:p text:style-name="P1"><text:span text:style-name="T11"><text:s text:c="2"/></text:span></text:p>
          </draw:text-box>
        </draw:frame>
        <draw:frame draw:style-name="gr4" draw:text-style-name="P5" draw:layer="layout" svg:width="2.402cm" svg:height="0.496cm" svg:x="16.649cm" svg:y="18.688cm">
          <draw:text-box>
            <text:p text:style-name="P1"><text:span text:style-name="T10">18 NOV 2025</text:span></text:p>
          </draw:text-box>
        </draw:frame>
        <draw:frame draw:style-name="gr2" draw:text-style-name="P3" draw:layer="layout" svg:width="0.388cm" svg:height="0.454cm" svg:x="19.058cm" svg:y="18.721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388cm" svg:height="0.39cm" svg:x="19.147cm" svg:y="18.798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422cm" svg:height="0.496cm" svg:x="2.511cm" svg:y="19.222cm">
          <draw:text-box>
            <text:p text:style-name="P1"><text:span text:style-name="T10">3</text:span></text:p>
          </draw:text-box>
        </draw:frame>
        <draw:frame draw:style-name="gr4" draw:text-style-name="P5" draw:layer="layout" svg:width="0.422cm" svg:height="0.475cm" svg:x="2.744cm" svg:y="19.241cm">
          <draw:text-box>
            <text:p text:style-name="P1"><text:span text:style-name="T12"><text:s/></text:span></text:p>
          </draw:text-box>
        </draw:frame>
        <draw:frame draw:style-name="gr4" draw:text-style-name="P5" draw:layer="layout" svg:width="0.933cm" svg:height="0.496cm" svg:x="7.63cm" svg:y="19.222cm">
          <draw:text-box>
            <text:p text:style-name="P1"><text:span text:style-name="T10">2025</text:span></text:p>
          </draw:text-box>
        </draw:frame>
        <draw:frame draw:style-name="gr2" draw:text-style-name="P3" draw:layer="layout" svg:width="0.388cm" svg:height="0.454cm" svg:x="8.566cm" svg:y="19.254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388cm" svg:height="0.39cm" svg:x="8.655cm" svg:y="19.33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511cm" svg:y="19.946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1.357cm" svg:height="0.496cm" svg:x="2.52cm" svg:y="19.836cm">
          <draw:text-box>
            <text:p text:style-name="P1"><text:span text:style-name="T10">Sprint- </text:span></text:p>
          </draw:text-box>
        </draw:frame>
        <draw:frame draw:style-name="gr4" draw:text-style-name="P5" draw:layer="layout" svg:width="1.471cm" svg:height="0.496cm" svg:x="7.63cm" svg:y="19.836cm">
          <draw:text-box>
            <text:p text:style-name="P1"><text:span text:style-name="T10">19 NOV </text:span></text:p>
          </draw:text-box>
        </draw:frame>
        <draw:frame draw:style-name="gr2" draw:text-style-name="P3" draw:layer="layout" svg:width="0.388cm" svg:height="0.39cm" svg:x="9.108cm" svg:y="19.94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511cm" svg:y="20.483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468cm" svg:height="0.496cm" svg:x="3.955cm" svg:y="20.373cm">
          <draw:text-box>
            <text:p text:style-name="P1"><text:span text:style-name="T10">15</text:span></text:p>
          </draw:text-box>
        </draw:frame>
        <draw:frame draw:style-name="gr2" draw:text-style-name="P3" draw:layer="layout" svg:width="0.388cm" svg:height="0.454cm" svg:x="4.42cm" svg:y="20.405cm">
          <draw:text-box>
            <text:p text:style-name="P1"><text:span text:style-name="T11"><text:s text:c="2"/></text:span></text:p>
          </draw:text-box>
        </draw:frame>
        <draw:frame draw:style-name="gr4" draw:text-style-name="P5" draw:layer="layout" svg:width="1.209cm" svg:height="0.496cm" svg:x="5.868cm" svg:y="20.373cm">
          <draw:text-box>
            <text:p text:style-name="P1"><text:span text:style-name="T10">6 Days</text:span></text:p>
          </draw:text-box>
        </draw:frame>
        <draw:frame draw:style-name="gr2" draw:text-style-name="P3" draw:layer="layout" svg:width="0.388cm" svg:height="0.454cm" svg:x="7.076cm" svg:y="20.405cm">
          <draw:text-box>
            <text:p text:style-name="P1"><text:span text:style-name="T11"><text:s text:c="2"/></text:span></text:p>
          </draw:text-box>
        </draw:frame>
        <draw:frame draw:style-name="gr4" draw:text-style-name="P5" draw:layer="layout" svg:width="2.402cm" svg:height="0.496cm" svg:x="9.514cm" svg:y="20.373cm">
          <draw:text-box>
            <text:p text:style-name="P1"><text:span text:style-name="T10">24 NOV 2025</text:span></text:p>
          </draw:text-box>
        </draw:frame>
        <draw:frame draw:style-name="gr2" draw:text-style-name="P3" draw:layer="layout" svg:width="0.388cm" svg:height="0.454cm" svg:x="11.924cm" svg:y="20.405cm">
          <draw:text-box>
            <text:p text:style-name="P1"><text:span text:style-name="T11"><text:s text:c="2"/></text:span></text:p>
          </draw:text-box>
        </draw:frame>
        <draw:frame draw:style-name="gr4" draw:text-style-name="P5" draw:layer="layout" svg:width="0.468cm" svg:height="0.496cm" svg:x="12.351cm" svg:y="20.373cm">
          <draw:text-box>
            <text:p text:style-name="P1"><text:span text:style-name="T10">15</text:span></text:p>
          </draw:text-box>
        </draw:frame>
        <draw:frame draw:style-name="gr2" draw:text-style-name="P3" draw:layer="layout" svg:width="0.388cm" svg:height="0.454cm" svg:x="12.817cm" svg:y="20.405cm">
          <draw:text-box>
            <text:p text:style-name="P1"><text:span text:style-name="T11"><text:s text:c="2"/></text:span></text:p>
          </draw:text-box>
        </draw:frame>
        <draw:frame draw:style-name="gr4" draw:text-style-name="P5" draw:layer="layout" svg:width="2.402cm" svg:height="0.496cm" svg:x="16.649cm" svg:y="20.373cm">
          <draw:text-box>
            <text:p text:style-name="P1"><text:span text:style-name="T10">24 NOV 2025</text:span></text:p>
          </draw:text-box>
        </draw:frame>
        <draw:frame draw:style-name="gr2" draw:text-style-name="P3" draw:layer="layout" svg:width="0.388cm" svg:height="0.454cm" svg:x="19.058cm" svg:y="20.405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388cm" svg:height="0.39cm" svg:x="19.147cm" svg:y="20.483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422cm" svg:height="0.496cm" svg:x="2.511cm" svg:y="20.907cm">
          <draw:text-box>
            <text:p text:style-name="P1"><text:span text:style-name="T10">4</text:span></text:p>
          </draw:text-box>
        </draw:frame>
        <draw:frame draw:style-name="gr4" draw:text-style-name="P5" draw:layer="layout" svg:width="0.422cm" svg:height="0.475cm" svg:x="2.744cm" svg:y="20.926cm">
          <draw:text-box>
            <text:p text:style-name="P1"><text:span text:style-name="T12"><text:s/></text:span></text:p>
          </draw:text-box>
        </draw:frame>
        <draw:frame draw:style-name="gr4" draw:text-style-name="P5" draw:layer="layout" svg:width="0.933cm" svg:height="0.496cm" svg:x="7.63cm" svg:y="20.907cm">
          <draw:text-box>
            <text:p text:style-name="P1"><text:span text:style-name="T10">2025</text:span></text:p>
          </draw:text-box>
        </draw:frame>
        <draw:frame draw:style-name="gr2" draw:text-style-name="P3" draw:layer="layout" svg:width="0.388cm" svg:height="0.454cm" svg:x="8.566cm" svg:y="20.939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388cm" svg:height="0.39cm" svg:x="8.655cm" svg:y="21.017cm">
          <draw:text-box>
            <text:p text:style-name="P1"><text:span text:style-name="T2"><text:s/></text:span></text:p>
          </draw:text-box>
        </draw:frame>
        <draw:frame draw:style-name="gr8" draw:text-style-name="P9" draw:layer="layout" svg:width="5.069cm" svg:height="0.48cm" svg:x="2.511cm" svg:y="21.614cm">
          <draw:text-box>
            <text:p text:style-name="P1"><text:span text:style-name="T16">Velocity Calculation </text:span></text:p>
          </draw:text-box>
        </draw:frame>
        <draw:polygon draw:style-name="gr5" draw:text-style-name="P6" draw:layer="layout" svg:width="4.767cm" svg:height="0.026cm" svg:x="2.511cm" svg:y="22.088cm" svg:viewBox="0 0 4768 27" draw:points="0,27 4768,27 4768,0 0,0">
          <text:p/>
        </draw:polygon>
        <draw:frame draw:style-name="gr2" draw:text-style-name="P3" draw:layer="layout" svg:width="0.388cm" svg:height="0.39cm" svg:x="7.516cm" svg:y="21.733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13.49cm" svg:height="0.471cm" svg:x="2.511cm" svg:y="22.605cm">
          <draw:text-box>
            <text:p text:style-name="P1"><text:span text:style-name="T8">Average Velocity </text:span><text:span text:style-name="T17">= (Total Story Points Completed) / (Total Duration in Days) </text:span></text:p>
          </draw:text-box>
        </draw:frame>
        <draw:frame draw:style-name="gr2" draw:text-style-name="P3" draw:layer="layout" svg:width="0.388cm" svg:height="0.39cm" svg:x="16.018cm" svg:y="22.69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8.625cm" svg:height="0.471cm" svg:x="2.511cm" svg:y="23.159cm">
          <draw:text-box>
            <text:p text:style-name="P1"><text:span text:style-name="T17">= (67 Story Points) / (24 Days) = </text:span><text:span text:style-name="T8">2.79 Points/Day </text:span></text:p>
          </draw:text-box>
        </draw:frame>
        <draw:frame draw:style-name="gr2" draw:text-style-name="P3" draw:layer="layout" svg:width="0.388cm" svg:height="0.39cm" svg:x="11.14cm" svg:y="23.245cm">
          <draw:text-box>
            <text:p text:style-name="P1"><text:span text:style-name="T2"><text:s/></text:span></text:p>
          </draw:text-box>
        </draw:frame>
        <draw:frame draw:style-name="gr8" draw:text-style-name="P9" draw:layer="layout" svg:width="3.622cm" svg:height="0.48cm" svg:x="2.511cm" svg:y="24.324cm">
          <draw:text-box>
            <text:p text:style-name="P1"><text:span text:style-name="T16">Burndown Chart </text:span></text:p>
          </draw:text-box>
        </draw:frame>
        <draw:polygon draw:style-name="gr5" draw:text-style-name="P6" draw:layer="layout" svg:width="3.336cm" svg:height="0.025cm" svg:x="2.511cm" svg:y="24.798cm" svg:viewBox="0 0 3337 26" draw:points="0,26 3337,26 3337,0 0,0">
          <text:p/>
        </draw:polygon>
        <draw:frame draw:style-name="gr2" draw:text-style-name="P3" draw:layer="layout" svg:width="0.388cm" svg:height="0.39cm" svg:x="6.084cm" svg:y="24.443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13.418cm" svg:height="0.471cm" svg:x="2.511cm" svg:y="25.318cm">
          <draw:text-box>
            <text:p text:style-name="P1"><text:span text:style-name="T17">A </text:span><text:span text:style-name="T8">Burndown Chart </text:span><text:span text:style-name="T17">represents the work remaining versus time across sprints. </text:span></text:p>
          </draw:text-box>
        </draw:frame>
        <draw:frame draw:style-name="gr2" draw:text-style-name="P3" draw:layer="layout" svg:width="0.388cm" svg:height="0.39cm" svg:x="15.946cm" svg:y="25.404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16.101cm" svg:height="0.471cm" svg:x="2.511cm" svg:y="25.881cm">
          <draw:text-box>
            <text:p text:style-name="P1"><text:span text:style-name="T17">In this project, tasks such as registration, job management, billing, and reporting are tracked to </text:span></text:p>
          </draw:text-box>
        </draw:frame>
        <draw:frame draw:style-name="gr4" draw:text-style-name="P5" draw:layer="layout" svg:width="4.815cm" svg:height="0.471cm" svg:x="2.511cm" svg:y="26.44cm">
          <draw:text-box>
            <text:p text:style-name="P1"><text:span text:style-name="T17">ensure continuous progress. </text:span></text:p>
          </draw:text-box>
        </draw:frame>
        <draw:frame draw:style-name="gr2" draw:text-style-name="P3" draw:layer="layout" svg:width="0.388cm" svg:height="0.39cm" svg:x="7.334cm" svg:y="26.525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13.206cm" svg:height="0.471cm" svg:x="2.511cm" svg:y="26.999cm">
          <draw:text-box>
            <text:p text:style-name="P1"><text:span text:style-name="T17">It helps the team maintain timely delivery and identify workflow bottlenecks. </text:span></text:p>
          </draw:text-box>
        </draw:frame>
        <draw:frame draw:style-name="gr2" draw:text-style-name="P3" draw:layer="layout" svg:width="0.388cm" svg:height="0.39cm" svg:x="15.729cm" svg:y="27.084cm">
          <draw:text-box>
            <text:p text:style-name="P1"><text:span text:style-name="T2"><text:s/></text:span></text:p>
          </draw:text-box>
        </draw:frame>
        <draw:polygon draw:style-name="gr5" draw:text-style-name="P6" draw:layer="layout" svg:width="0.017cm" svg:height="0.187cm" svg:x="2.354cm" svg:y="2.429cm" svg:viewBox="0 0 18 188" draw:points="0,188 18,188 18,0 0,0">
          <text:p/>
        </draw:polygon>
        <draw:polygon draw:style-name="gr5" draw:text-style-name="P6" draw:layer="layout" svg:width="0.017cm" svg:height="0.017cm" svg:x="2.354cm" svg:y="2.429cm" svg:viewBox="0 0 18 18" draw:points="0,18 18,18 18,0 0,0">
          <text:p/>
        </draw:polygon>
        <draw:polygon draw:style-name="gr5" draw:text-style-name="P6" draw:layer="layout" svg:width="17.046cm" svg:height="0.017cm" svg:x="2.371cm" svg:y="2.429cm" svg:viewBox="0 0 17047 18" draw:points="0,18 17047,18 17047,0 0,0">
          <text:p/>
        </draw:polygon>
        <draw:polygon draw:style-name="gr5" draw:text-style-name="P6" draw:layer="layout" svg:width="0.017cm" svg:height="0.187cm" svg:x="19.417cm" svg:y="2.429cm" svg:viewBox="0 0 18 188" draw:points="0,188 18,188 18,0 0,0">
          <text:p/>
        </draw:polygon>
        <draw:polygon draw:style-name="gr5" draw:text-style-name="P6" draw:layer="layout" svg:width="0.017cm" svg:height="0.017cm" svg:x="19.417cm" svg:y="2.429cm" svg:viewBox="0 0 18 18" draw:points="0,18 18,18 18,0 0,0">
          <text:p/>
        </draw:polygon>
        <draw:polygon draw:style-name="gr5" draw:text-style-name="P6" draw:layer="layout" svg:width="0.017cm" svg:height="26.632cm" svg:x="2.354cm" svg:y="2.616cm" svg:viewBox="0 0 18 26633" draw:points="0,26633 18,26633 18,0 0,0">
          <text:p/>
        </draw:polygon>
        <draw:polygon draw:style-name="gr5" draw:text-style-name="P6" draw:layer="layout" svg:width="0.017cm" svg:height="0.017cm" svg:x="2.354cm" svg:y="29.248cm" svg:viewBox="0 0 18 18" draw:points="0,18 18,18 18,0 0,0">
          <text:p/>
        </draw:polygon>
        <draw:polygon draw:style-name="gr5" draw:text-style-name="P6" draw:layer="layout" svg:width="0.017cm" svg:height="0.017cm" svg:x="2.354cm" svg:y="29.248cm" svg:viewBox="0 0 18 18" draw:points="0,18 18,18 18,0 0,0">
          <text:p/>
        </draw:polygon>
        <draw:polygon draw:style-name="gr5" draw:text-style-name="P6" draw:layer="layout" svg:width="17.046cm" svg:height="0.017cm" svg:x="2.371cm" svg:y="29.248cm" svg:viewBox="0 0 17047 18" draw:points="0,18 17047,18 17047,0 0,0">
          <text:p/>
        </draw:polygon>
        <draw:polygon draw:style-name="gr5" draw:text-style-name="P6" draw:layer="layout" svg:width="0.017cm" svg:height="26.632cm" svg:x="19.417cm" svg:y="2.616cm" svg:viewBox="0 0 18 26633" draw:points="0,26633 18,26633 18,0 0,0">
          <text:p/>
        </draw:polygon>
        <draw:polygon draw:style-name="gr5" draw:text-style-name="P6" draw:layer="layout" svg:width="0.017cm" svg:height="0.017cm" svg:x="19.417cm" svg:y="29.248cm" svg:viewBox="0 0 18 18" draw:points="0,18 18,18 18,0 0,0">
          <text:p/>
        </draw:polygon>
        <draw:polygon draw:style-name="gr5" draw:text-style-name="P6" draw:layer="layout" svg:width="0.017cm" svg:height="0.017cm" svg:x="19.417cm" svg:y="29.248cm" svg:viewBox="0 0 18 18" draw:points="0,18 18,18 18,0 0,0">
          <text:p/>
        </draw:polygon>
        <draw:frame draw:style-name="gr2" draw:text-style-name="P3" draw:layer="layout" svg:width="0.388cm" svg:height="0.39cm" svg:x="2.511cm" svg:y="28.211cm">
          <draw:text-box>
            <text:p text:style-name="P1"><text:span text:style-name="T2"><text:s/></text:span></text:p>
          </draw:text-box>
        </draw:frame>
      </draw:page>
      <draw:page draw:name="page3" draw:style-name="dp1" draw:master-page-name="master-page3">
        <draw:frame draw:style-name="gr2" draw:text-style-name="P3" draw:layer="layout" svg:width="0.388cm" svg:height="0.39cm" svg:x="2.511cm" svg:y="2.6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54cm" svg:x="4.856cm" svg:y="2.572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388cm" svg:height="0.39cm" svg:x="4.941cm" svg:y="2.65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94cm" svg:height="0.581cm" svg:x="2.511cm" svg:y="2.985cm">
          <draw:text-box>
            <text:p text:style-name="P1"><text:span text:style-name="T13"><text:s/></text:span></text:p>
          </draw:text-box>
        </draw:frame>
        <draw:frame draw:style-name="gr2" draw:text-style-name="P3" draw:layer="layout" svg:width="0.388cm" svg:height="0.39cm" svg:x="2.621cm" svg:y="3.163cm">
          <draw:text-box>
            <text:p text:style-name="P1"><text:span text:style-name="T2"><text:s/></text:span></text:p>
          </draw:text-box>
        </draw:frame>
        <draw:frame draw:style-name="gr7" draw:text-style-name="P8" draw:layer="layout" svg:width="2.953cm" svg:height="0.628cm" svg:x="2.511cm" svg:y="3.627cm">
          <draw:text-box>
            <text:p text:style-name="P1"><text:span text:style-name="T18">References: </text:span></text:p>
          </draw:text-box>
        </draw:frame>
        <draw:frame draw:style-name="gr2" draw:text-style-name="P3" draw:layer="layout" svg:width="0.388cm" svg:height="0.39cm" svg:x="5.474cm" svg:y="3.836cm">
          <draw:text-box>
            <text:p text:style-name="P1"><text:span text:style-name="T2"><text:s/></text:span></text:p>
          </draw:text-box>
        </draw:frame>
        <draw:polygon draw:style-name="gr9" draw:text-style-name="P10" draw:layer="layout" svg:width="13.193cm" svg:height="0.021cm" svg:x="3.781cm" svg:y="5.034cm" svg:viewBox="0 0 13194 22" draw:points="0,22 13194,22 13194,0 0,0">
          <text:p/>
        </draw:polygon>
        <draw:frame draw:style-name="gr4" draw:text-style-name="P5" draw:layer="layout" svg:width="13.282cm" svg:height="0.471cm" svg:x="3.781cm" svg:y="4.61cm">
          <draw:text-box>
            <text:p text:style-name="P1"><text:span text:style-name="T19">https://www.visual-paradigm.com/scrum/what-is-agile-software-development</text:span><text:span text:style-name="T17"> </text:span></text:p>
          </draw:text-box>
        </draw:frame>
        <draw:polygon draw:style-name="gr9" draw:text-style-name="P10" draw:layer="layout" svg:width="9.924cm" svg:height="0.021cm" svg:x="3.781cm" svg:y="6.007cm" svg:viewBox="0 0 9925 22" draw:points="0,22 9925,22 9925,0 0,0">
          <text:p/>
        </draw:polygon>
        <draw:frame draw:style-name="gr4" draw:text-style-name="P5" draw:layer="layout" svg:width="10.027cm" svg:height="0.471cm" svg:x="3.781cm" svg:y="5.584cm">
          <draw:text-box>
            <text:p text:style-name="P1"><text:span text:style-name="T19">https://www.atlassian.com/agile/tutorials/burndown-charts</text:span><text:span text:style-name="T17"> </text:span></text:p>
          </draw:text-box>
        </draw:frame>
        <draw:polygon draw:style-name="gr9" draw:text-style-name="P10" draw:layer="layout" svg:width="8.184cm" svg:height="0.021cm" svg:x="3.781cm" svg:y="6.981cm" svg:viewBox="0 0 8185 22" draw:points="0,22 8185,22 8185,0 0,0">
          <text:p/>
        </draw:polygon>
        <draw:polygon draw:style-name="gr9" draw:text-style-name="P10" draw:layer="layout" svg:width="6.867cm" svg:height="0.021cm" svg:x="12.071cm" svg:y="6.981cm" svg:viewBox="0 0 6868 22" draw:points="0,22 6868,22 6868,0 0,0">
          <text:p/>
        </draw:polygon>
        <draw:frame draw:style-name="gr4" draw:text-style-name="P5" draw:layer="layout" svg:width="15.157cm" svg:height="0.471cm" svg:x="3.781cm" svg:y="6.558cm">
          <draw:text-box>
            <text:p text:style-name="P1"><text:span text:style-name="T19">https://www.atlassian.com/agile/tutorials/sprints</text:span><text:span text:style-name="T17"> </text:span><text:span text:style-name="T19">https://www.atlassian.com/agile/project-</text:span></text:p>
          </draw:text-box>
        </draw:frame>
        <draw:frame draw:style-name="gr4" draw:text-style-name="P5" draw:layer="layout" svg:width="4.151cm" svg:height="0.471cm" svg:x="3.781cm" svg:y="7.536cm">
          <draw:text-box>
            <text:p text:style-name="P1"><text:span text:style-name="T19">management/estimation</text:span><text:span text:style-name="T17"> </text:span></text:p>
          </draw:text-box>
        </draw:frame>
        <draw:polygon draw:style-name="gr9" draw:text-style-name="P10" draw:layer="layout" svg:width="4.043cm" svg:height="0.021cm" svg:x="3.781cm" svg:y="7.959cm" svg:viewBox="0 0 4044 22" draw:points="0,22 4044,22 4044,0 0,0">
          <text:p/>
        </draw:polygon>
        <draw:frame draw:style-name="gr2" draw:text-style-name="P3" draw:layer="layout" svg:width="0.388cm" svg:height="0.39cm" svg:x="7.931cm" svg:y="7.621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422cm" svg:height="0.471cm" svg:x="2.511cm" svg:y="8.488cm">
          <draw:text-box>
            <text:p text:style-name="P1"><text:span text:style-name="T17"><text:s/></text:span></text:p>
          </draw:text-box>
        </draw:frame>
        <draw:frame draw:style-name="gr2" draw:text-style-name="P3" draw:layer="layout" svg:width="0.388cm" svg:height="0.39cm" svg:x="2.617cm" svg:y="8.573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94cm" svg:height="0.581cm" svg:x="2.511cm" svg:y="9.437cm">
          <draw:text-box>
            <text:p text:style-name="P1"><text:span text:style-name="T13"><text:s/></text:span></text:p>
          </draw:text-box>
        </draw:frame>
        <draw:frame draw:style-name="gr2" draw:text-style-name="P3" draw:layer="layout" svg:width="0.388cm" svg:height="0.39cm" svg:x="2.621cm" svg:y="9.616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94cm" svg:height="0.581cm" svg:x="2.511cm" svg:y="9.949cm">
          <draw:text-box>
            <text:p text:style-name="P1"><text:span text:style-name="T13"><text:s/></text:span></text:p>
          </draw:text-box>
        </draw:frame>
        <draw:polygon draw:style-name="gr5" draw:text-style-name="P6" draw:layer="layout" svg:width="0.017cm" svg:height="0.149cm" svg:x="2.354cm" svg:y="2.429cm" svg:viewBox="0 0 18 150" draw:points="0,150 18,150 18,0 0,0">
          <text:p/>
        </draw:polygon>
        <draw:polygon draw:style-name="gr5" draw:text-style-name="P6" draw:layer="layout" svg:width="0.017cm" svg:height="0.017cm" svg:x="2.354cm" svg:y="2.429cm" svg:viewBox="0 0 18 18" draw:points="0,18 18,18 18,0 0,0">
          <text:p/>
        </draw:polygon>
        <draw:polygon draw:style-name="gr5" draw:text-style-name="P6" draw:layer="layout" svg:width="17.046cm" svg:height="0.017cm" svg:x="2.371cm" svg:y="2.429cm" svg:viewBox="0 0 17047 18" draw:points="0,18 17047,18 17047,0 0,0">
          <text:p/>
        </draw:polygon>
        <draw:polygon draw:style-name="gr5" draw:text-style-name="P6" draw:layer="layout" svg:width="0.017cm" svg:height="0.149cm" svg:x="19.417cm" svg:y="2.429cm" svg:viewBox="0 0 18 150" draw:points="0,150 18,150 18,0 0,0">
          <text:p/>
        </draw:polygon>
        <draw:polygon draw:style-name="gr5" draw:text-style-name="P6" draw:layer="layout" svg:width="0.017cm" svg:height="0.017cm" svg:x="19.417cm" svg:y="2.429cm" svg:viewBox="0 0 18 18" draw:points="0,18 18,18 18,0 0,0">
          <text:p/>
        </draw:polygon>
        <draw:polygon draw:style-name="gr5" draw:text-style-name="P6" draw:layer="layout" svg:width="0.017cm" svg:height="26.671cm" svg:x="2.354cm" svg:y="2.578cm" svg:viewBox="0 0 18 26672" draw:points="0,26672 18,26672 18,0 0,0">
          <text:p/>
        </draw:polygon>
        <draw:polygon draw:style-name="gr5" draw:text-style-name="P6" draw:layer="layout" svg:width="0.017cm" svg:height="0.017cm" svg:x="2.354cm" svg:y="29.248cm" svg:viewBox="0 0 18 18" draw:points="0,18 18,18 18,0 0,0">
          <text:p/>
        </draw:polygon>
        <draw:polygon draw:style-name="gr5" draw:text-style-name="P6" draw:layer="layout" svg:width="0.017cm" svg:height="0.017cm" svg:x="2.354cm" svg:y="29.248cm" svg:viewBox="0 0 18 18" draw:points="0,18 18,18 18,0 0,0">
          <text:p/>
        </draw:polygon>
        <draw:polygon draw:style-name="gr5" draw:text-style-name="P6" draw:layer="layout" svg:width="17.046cm" svg:height="0.017cm" svg:x="2.371cm" svg:y="29.248cm" svg:viewBox="0 0 17047 18" draw:points="0,18 17047,18 17047,0 0,0">
          <text:p/>
        </draw:polygon>
        <draw:polygon draw:style-name="gr5" draw:text-style-name="P6" draw:layer="layout" svg:width="0.017cm" svg:height="26.671cm" svg:x="19.417cm" svg:y="2.578cm" svg:viewBox="0 0 18 26672" draw:points="0,26672 18,26672 18,0 0,0">
          <text:p/>
        </draw:polygon>
        <draw:polygon draw:style-name="gr5" draw:text-style-name="P6" draw:layer="layout" svg:width="0.017cm" svg:height="0.017cm" svg:x="19.417cm" svg:y="29.248cm" svg:viewBox="0 0 18 18" draw:points="0,18 18,18 18,0 0,0">
          <text:p/>
        </draw:polygon>
        <draw:polygon draw:style-name="gr5" draw:text-style-name="P6" draw:layer="layout" svg:width="0.017cm" svg:height="0.017cm" svg:x="19.417cm" svg:y="29.248cm" svg:viewBox="0 0 18 18" draw:points="0,18 18,18 18,0 0,0">
          <text:p/>
        </draw:polygon>
        <draw:frame draw:style-name="gr2" draw:text-style-name="P3" draw:layer="layout" svg:width="0.388cm" svg:height="0.39cm" svg:x="2.621cm" svg:y="10.128cm">
          <draw:text-box>
            <text:p text:style-name="P1"><text:span text:style-name="T2"><text:s/></text:span></text:p>
          </draw:text-box>
        </draw:frame>
      </draw:page>
      <draw:page draw:name="page4" draw:style-name="dp1" draw:master-page-name="master-page68">
        <draw:frame draw:style-name="gr2" draw:text-style-name="P3" draw:layer="layout" svg:width="0.388cm" svg:height="0.39cm" svg:x="2.541cm" svg:y="2.502cm">
          <draw:text-box>
            <text:p text:style-name="P1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Cambria" svg:font-family="Cambria"/>
    <style:font-face style:name="Cambria1" svg:font-family="Cambri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imSun" svg:font-family="SimSun" style:font-pitch="variable"/>
    <style:font-face style:name="SimSun1" svg:font-family="SimSun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2cm" fo:margin-left="2.5cm" fo:margin-right="2cm" fo:page-width="21.005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68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11-07T15:11:00.384000000</dc:date>
    <meta:editing-duration>PT40S</meta:editing-duration>
    <meta:editing-cycles>1</meta:editing-cycles>
    <meta:document-statistic meta:object-count="481"/>
    <meta:generator>LibreOffice/7.6.2.1$Windows_X86_64 LibreOffice_project/56f7684011345957bbf33a7ee678afaf4d2ba333</meta:generator>
  </office:meta>
</office:document-meta>
</file>